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122.26pt"/>
    </style:style>
    <style:style style:name="co3" style:family="table-column">
      <style:table-column-properties fo:break-before="auto" style:column-width="110.24pt"/>
    </style:style>
    <style:style style:name="co4" style:family="table-column">
      <style:table-column-properties fo:break-before="auto" style:column-width="131.24pt"/>
    </style:style>
    <style:style style:name="co5" style:family="table-column">
      <style:table-column-properties fo:break-before="auto" style:column-width="194.26pt"/>
    </style:style>
    <style:style style:name="co6" style:family="table-column">
      <style:table-column-properties fo:break-before="auto" style:column-width="46.49pt"/>
    </style:style>
    <style:style style:name="co7" style:family="table-column">
      <style:table-column-properties fo:break-before="auto" style:column-width="117.01pt"/>
    </style:style>
    <style:style style:name="co8" style:family="table-column">
      <style:table-column-properties fo:break-before="auto" style:column-width="39.71pt"/>
    </style:style>
    <style:style style:name="co9" style:family="table-column">
      <style:table-column-properties fo:break-before="auto" style:column-width="52.44pt"/>
    </style:style>
    <style:style style:name="co10" style:family="table-column">
      <style:table-column-properties fo:break-before="auto" style:column-width="44.56pt"/>
    </style:style>
    <style:style style:name="co11" style:family="table-column">
      <style:table-column-properties fo:break-before="auto" style:column-width="43.74pt"/>
    </style:style>
    <style:style style:name="co12" style:family="table-column">
      <style:table-column-properties fo:break-before="auto" style:column-width="464.2pt"/>
    </style:style>
    <style:style style:name="co13" style:family="table-column">
      <style:table-column-properties fo:break-before="auto" style:column-width="73.11pt"/>
    </style:style>
    <style:style style:name="co14" style:family="table-column">
      <style:table-column-properties fo:break-before="auto" style:column-width="157.55pt"/>
    </style:style>
    <style:style style:name="co15" style:family="table-column">
      <style:table-column-properties fo:break-before="auto" style:column-width="147.86pt"/>
    </style:style>
    <style:style style:name="co16" style:family="table-column">
      <style:table-column-properties fo:break-before="auto" style:column-width="128.21pt"/>
    </style:style>
    <style:style style:name="co17" style:family="table-column">
      <style:table-column-properties fo:break-before="auto" style:column-width="82.86pt"/>
    </style:style>
    <style:style style:name="co18" style:family="table-column">
      <style:table-column-properties fo:break-before="auto" style:column-width="47.11pt"/>
    </style:style>
    <style:style style:name="co19" style:family="table-column">
      <style:table-column-properties fo:break-before="auto" style:column-width="441.21pt"/>
    </style:style>
    <style:style style:name="co20" style:family="table-column">
      <style:table-column-properties fo:break-before="auto" style:column-width="70.64pt"/>
    </style:style>
    <style:style style:name="co21" style:family="table-column">
      <style:table-column-properties fo:break-before="auto" style:column-width="155.91pt"/>
    </style:style>
    <style:style style:name="co22" style:family="table-column">
      <style:table-column-properties fo:break-before="auto" style:column-width="120.05pt"/>
    </style:style>
    <style:style style:name="co23" style:family="table-column">
      <style:table-column-properties fo:break-before="auto" style:column-width="135.89pt"/>
    </style:style>
    <style:style style:name="co24" style:family="table-column">
      <style:table-column-properties fo:break-before="auto" style:column-width="119.45pt"/>
    </style:style>
    <style:style style:name="co25" style:family="table-column">
      <style:table-column-properties fo:break-before="auto" style:column-width="367.51pt"/>
    </style:style>
    <style:style style:name="co26" style:family="table-column">
      <style:table-column-properties fo:break-before="auto" style:column-width="73.9pt"/>
    </style:style>
    <style:style style:name="co27" style:family="table-column">
      <style:table-column-properties fo:break-before="auto" style:column-width="154.26pt"/>
    </style:style>
    <style:style style:name="co28" style:family="table-column">
      <style:table-column-properties fo:break-before="auto" style:column-width="125.89pt"/>
    </style:style>
    <style:style style:name="co29" style:family="table-column">
      <style:table-column-properties fo:break-before="auto" style:column-width="163.39pt"/>
    </style:style>
    <style:style style:name="co30" style:family="table-column">
      <style:table-column-properties fo:break-before="auto" style:column-width="170.11pt"/>
    </style:style>
    <style:style style:name="co31" style:family="table-column">
      <style:table-column-properties fo:break-before="auto" style:column-width="172.6pt"/>
    </style:style>
    <style:style style:name="ro1" style:family="table-row">
      <style:table-row-properties style:row-height="17.35pt" fo:break-before="auto" style:use-optimal-row-height="true"/>
    </style:style>
    <style:style style:name="ro2" style:family="table-row">
      <style:table-row-properties style:row-height="18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7.61pt" fo:break-before="auto" style:use-optimal-row-height="false"/>
    </style:style>
    <style:style style:name="ro6" style:family="table-row">
      <style:table-row-properties style:row-height="37.11pt" fo:break-before="auto" style:use-optimal-row-height="true"/>
    </style:style>
    <style:style style:name="ro7" style:family="table-row">
      <style:table-row-properties style:row-height="25.26pt" fo:break-before="auto" style:use-optimal-row-height="true"/>
    </style:style>
    <style:style style:name="ro8" style:family="table-row">
      <style:table-row-properties style:row-height="13.41pt" fo:break-before="auto" style:use-optimal-row-height="true"/>
    </style:style>
    <style:style style:name="ro9" style:family="table-row">
      <style:table-row-properties style:row-height="48.9pt" fo:break-before="auto" style:use-optimal-row-height="true"/>
    </style:style>
    <style:style style:name="ro10" style:family="table-row">
      <style:table-row-properties style:row-height="23.84pt" fo:break-before="auto" style:use-optimal-row-height="true"/>
    </style:style>
    <style:style style:name="ro11" style:family="table-row">
      <style:table-row-properties style:row-height="96.29pt" fo:break-before="auto" style:use-optimal-row-height="true"/>
    </style:style>
    <style:style style:name="ro12" style:family="table-row">
      <style:table-row-properties style:row-height="72.6pt" fo:break-before="auto" style:use-optimal-row-height="true"/>
    </style:style>
    <style:style style:name="ro13" style:family="table-row">
      <style:table-row-properties style:row-height="60.75pt" fo:break-before="auto" style:use-optimal-row-height="true"/>
    </style:style>
    <style:style style:name="ro14" style:family="table-row">
      <style:table-row-properties style:row-height="84.44pt" fo:break-before="auto" style:use-optimal-row-height="true"/>
    </style:style>
    <style:style style:name="ro15" style:family="table-row">
      <style:table-row-properties style:row-height="35.04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2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pt"/>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pt"/>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pt"/>
    </style:style>
    <style:style style:name="ce42" style:family="table-cell" style:parent-style-name="Default" style:data-style-name="N0">
      <style:table-cell-properties style:text-align-source="fix" style:repeat-content="false" style:vertical-align="middle"/>
      <style:paragraph-properties fo:text-align="center" fo:margin-left="0pt"/>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pt"/>
      <style:text-properties fo:color="#000000"/>
    </style:style>
    <style:style style:name="ce47" style:family="table-cell" style:parent-style-name="Default">
      <style:table-cell-properties style:text-align-source="fix" style:repeat-content="false" style:vertical-align="middle"/>
      <style:paragraph-properties fo:text-align="center" fo:margin-left="0pt"/>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style:style>
    <style:style style:name="ce49" style:family="table-cell" style:parent-style-name="Default">
      <style:table-cell-properties style:vertical-align="middle"/>
    </style:style>
    <style:style style:name="ce6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6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7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8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9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05" style:family="table-cell" style:parent-style-name="Default" style:data-style-name="N0">
      <style:table-cell-properties fo:wrap-option="wrap"/>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fo:hyphenate="true"/>
    </style:style>
    <style:style style:name="ce16" style:family="table-cell" style:parent-style-name="Default" style:data-style-name="N0">
      <style:table-cell-properties fo:border="0.06pt solid #000000"/>
    </style:style>
    <style:style style:name="ce15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7"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8"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59"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0"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1"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2"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3"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4"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5"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166" style:family="table-cell" style:parent-style-name="Default" style:data-style-name="N0">
      <style:table-cell-properties fo:wrap-option="wrap" fo:border="0.06pt solid #000000"/>
      <style:map style:condition="cell-content()=&quot;Valid&quot;" style:apply-style-name="Sin_20_título1" style:base-cell-address="Architecture.G2"/>
      <style:map style:condition="cell-content()=&quot;Non-valid&quot;" style:apply-style-name="Sin_20_título2" style:base-cell-address="Architecture.G2"/>
      <style:map style:condition="cell-content()=&quot;Not Applicable&quot;" style:apply-style-name="Sin_20_título3" style:base-cell-address="Architecture.G2"/>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170"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1"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2"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3"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4"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5"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7"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8"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79"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0"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1"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2"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3"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4"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5"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6"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7"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8"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89" style:family="table-cell" style:parent-style-name="Default" style:data-style-name="N0">
      <style:table-cell-properties fo:wrap-option="wrap" fo:border="0.06pt solid #000000"/>
      <style:map style:condition="cell-content()=&quot;Valid&quot;" style:apply-style-name="Sin_20_título1" style:base-cell-address="Authentication.G47"/>
      <style:map style:condition="cell-content()=&quot;Non-valid&quot;" style:apply-style-name="Sin_20_título2" style:base-cell-address="Authentication.G47"/>
      <style:map style:condition="cell-content()=&quot;Not Applicable&quot;" style:apply-style-name="Sin_20_título3" style:base-cell-address="Authentication.G47"/>
    </style:style>
    <style:style style:name="ce190"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1"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2"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3"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4"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5"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6"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7"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8"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99" style:family="table-cell" style:parent-style-name="Default" style:data-style-name="N0">
      <style:table-cell-properties fo:wrap-option="wrap" fo:border="0.06pt solid #000000"/>
      <style:map style:condition="cell-content()=&quot;Valid&quot;" style:apply-style-name="Sin_20_título1" style:base-cell-address="Session_Management.G2"/>
      <style:map style:condition="cell-content()=&quot;Non-valid&quot;" style:apply-style-name="Sin_20_título2" style:base-cell-address="Session_Management.G2"/>
      <style:map style:condition="cell-content()=&quot;Not Applicable&quot;" style:apply-style-name="Sin_20_título3" style:base-cell-address="Session_Management.G2"/>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pt"/>
      <style:text-properties fo:color="#000000"/>
    </style:style>
    <style:style style:name="ce20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0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1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1"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2"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3"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4"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5"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6"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7"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8"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29"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30" style:family="table-cell" style:parent-style-name="Default" style:data-style-name="N0">
      <style:table-cell-properties fo:wrap-option="wrap" fo:border="0.06pt solid #000000"/>
      <style:map style:condition="cell-content()=&quot;Valid&quot;" style:apply-style-name="Sin_20_título1" style:base-cell-address="Access_Control.G2"/>
      <style:map style:condition="cell-content()=&quot;Non-valid&quot;" style:apply-style-name="Sin_20_título2" style:base-cell-address="Access_Control.G2"/>
      <style:map style:condition="cell-content()=&quot;Not Applicable&quot;" style:apply-style-name="Sin_20_título3" style:base-cell-address="Access_Control.G2"/>
    </style:style>
    <style:style style:name="ce231"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2"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3"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4"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5"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6"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7"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8"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39"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0"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1"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2"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3"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4"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5"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6" style:family="table-cell" style:parent-style-name="Default" style:data-style-name="N0">
      <style:table-cell-properties fo:wrap-option="wrap" fo:border="0.06pt solid #000000"/>
      <style:map style:condition="cell-content()=&quot;Valid&quot;" style:apply-style-name="Sin_20_título1" style:base-cell-address="Validation_Sanitization_Encoding.G2"/>
      <style:map style:condition="cell-content()=&quot;Non-valid&quot;" style:apply-style-name="Sin_20_título2" style:base-cell-address="Validation_Sanitization_Encoding.G2"/>
      <style:map style:condition="cell-content()=&quot;Not Applicable&quot;" style:apply-style-name="Sin_20_título3" style:base-cell-address="Validation_Sanitization_Encoding.G2"/>
    </style:style>
    <style:style style:name="ce247"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48" style:family="table-cell" style:parent-style-name="Default" style:data-style-name="N0">
      <style:table-cell-properties fo:wrap-option="wrap" fo:border="0.06pt solid #000000"/>
      <style:map style:condition="cell-content()=&quot;Valid&quot;" style:apply-style-name="Sin_20_título1" style:base-cell-address="Error_Handling_and_Logging.G3"/>
      <style:map style:condition="cell-content()=&quot;Non-valid&quot;" style:apply-style-name="Sin_20_título2" style:base-cell-address="Error_Handling_and_Logging.G3"/>
      <style:map style:condition="cell-content()=&quot;Not Applicable&quot;" style:apply-style-name="Sin_20_título3" style:base-cell-address="Error_Handling_and_Logging.G3"/>
    </style:style>
    <style:style style:name="ce249" style:family="table-cell" style:parent-style-name="Default" style:data-style-name="N0">
      <style:table-cell-properties fo:wrap-option="wrap" fo:border="0.06pt solid #000000"/>
      <style:map style:condition="cell-content()=&quot;Valid&quot;" style:apply-style-name="Sin_20_título1" style:base-cell-address="Error_Handling_and_Logging.G4"/>
      <style:map style:condition="cell-content()=&quot;Non-valid&quot;" style:apply-style-name="Sin_20_título2" style:base-cell-address="Error_Handling_and_Logging.G4"/>
      <style:map style:condition="cell-content()=&quot;Not Applicable&quot;" style:apply-style-name="Sin_20_título3" style:base-cell-address="Error_Handling_and_Logging.G4"/>
    </style:style>
    <style:style style:name="ce250" style:family="table-cell" style:parent-style-name="Default" style:data-style-name="N0">
      <style:table-cell-properties fo:wrap-option="wrap" fo:border="0.06pt solid #000000"/>
      <style:map style:condition="cell-content()=&quot;Valid&quot;" style:apply-style-name="Sin_20_título1" style:base-cell-address="Error_Handling_and_Logging.G5"/>
      <style:map style:condition="cell-content()=&quot;Non-valid&quot;" style:apply-style-name="Sin_20_título2" style:base-cell-address="Error_Handling_and_Logging.G5"/>
      <style:map style:condition="cell-content()=&quot;Not Applicable&quot;" style:apply-style-name="Sin_20_título3" style:base-cell-address="Error_Handling_and_Logging.G5"/>
    </style:style>
    <style:style style:name="ce251" style:family="table-cell" style:parent-style-name="Default" style:data-style-name="N0">
      <style:table-cell-properties fo:wrap-option="wrap" fo:border="0.06pt solid #000000"/>
      <style:map style:condition="cell-content()=&quot;Valid&quot;" style:apply-style-name="Sin_20_título1" style:base-cell-address="Error_Handling_and_Logging.G6"/>
      <style:map style:condition="cell-content()=&quot;Non-valid&quot;" style:apply-style-name="Sin_20_título2" style:base-cell-address="Error_Handling_and_Logging.G6"/>
      <style:map style:condition="cell-content()=&quot;Not Applicable&quot;" style:apply-style-name="Sin_20_título3" style:base-cell-address="Error_Handling_and_Logging.G6"/>
    </style:style>
    <style:style style:name="ce252" style:family="table-cell" style:parent-style-name="Default" style:data-style-name="N0">
      <style:table-cell-properties fo:wrap-option="wrap" fo:border="0.06pt solid #000000"/>
      <style:map style:condition="cell-content()=&quot;Valid&quot;" style:apply-style-name="Sin_20_título1" style:base-cell-address="Error_Handling_and_Logging.G7"/>
      <style:map style:condition="cell-content()=&quot;Non-valid&quot;" style:apply-style-name="Sin_20_título2" style:base-cell-address="Error_Handling_and_Logging.G7"/>
      <style:map style:condition="cell-content()=&quot;Not Applicable&quot;" style:apply-style-name="Sin_20_título3" style:base-cell-address="Error_Handling_and_Logging.G7"/>
    </style:style>
    <style:style style:name="ce253" style:family="table-cell" style:parent-style-name="Default" style:data-style-name="N0">
      <style:table-cell-properties fo:wrap-option="wrap" fo:border="0.06pt solid #000000"/>
      <style:map style:condition="cell-content()=&quot;Valid&quot;" style:apply-style-name="Sin_20_título1" style:base-cell-address="Error_Handling_and_Logging.G8"/>
      <style:map style:condition="cell-content()=&quot;Non-valid&quot;" style:apply-style-name="Sin_20_título2" style:base-cell-address="Error_Handling_and_Logging.G8"/>
      <style:map style:condition="cell-content()=&quot;Not Applicable&quot;" style:apply-style-name="Sin_20_título3" style:base-cell-address="Error_Handling_and_Logging.G8"/>
    </style:style>
    <style:style style:name="ce254" style:family="table-cell" style:parent-style-name="Default" style:data-style-name="N0">
      <style:table-cell-properties fo:wrap-option="wrap" fo:border="0.06pt solid #000000"/>
      <style:map style:condition="cell-content()=&quot;Valid&quot;" style:apply-style-name="Sin_20_título1" style:base-cell-address="Error_Handling_and_Logging.G9"/>
      <style:map style:condition="cell-content()=&quot;Non-valid&quot;" style:apply-style-name="Sin_20_título2" style:base-cell-address="Error_Handling_and_Logging.G9"/>
      <style:map style:condition="cell-content()=&quot;Not Applicable&quot;" style:apply-style-name="Sin_20_título3" style:base-cell-address="Error_Handling_and_Logging.G9"/>
    </style:style>
    <style:style style:name="ce255" style:family="table-cell" style:parent-style-name="Default" style:data-style-name="N0">
      <style:table-cell-properties fo:wrap-option="wrap" fo:border="0.06pt solid #000000"/>
      <style:map style:condition="cell-content()=&quot;Valid&quot;" style:apply-style-name="Sin_20_título1" style:base-cell-address="Error_Handling_and_Logging.G10"/>
      <style:map style:condition="cell-content()=&quot;Non-valid&quot;" style:apply-style-name="Sin_20_título2" style:base-cell-address="Error_Handling_and_Logging.G10"/>
      <style:map style:condition="cell-content()=&quot;Not Applicable&quot;" style:apply-style-name="Sin_20_título3" style:base-cell-address="Error_Handling_and_Logging.G10"/>
    </style:style>
    <style:style style:name="ce256" style:family="table-cell" style:parent-style-name="Default" style:data-style-name="N0">
      <style:table-cell-properties fo:wrap-option="wrap" fo:border="0.06pt solid #000000"/>
      <style:map style:condition="cell-content()=&quot;Valid&quot;" style:apply-style-name="Sin_20_título1" style:base-cell-address="Error_Handling_and_Logging.G11"/>
      <style:map style:condition="cell-content()=&quot;Non-valid&quot;" style:apply-style-name="Sin_20_título2" style:base-cell-address="Error_Handling_and_Logging.G11"/>
      <style:map style:condition="cell-content()=&quot;Not Applicable&quot;" style:apply-style-name="Sin_20_título3" style:base-cell-address="Error_Handling_and_Logging.G11"/>
    </style:style>
    <style:style style:name="ce257" style:family="table-cell" style:parent-style-name="Default" style:data-style-name="N0">
      <style:table-cell-properties fo:wrap-option="wrap" fo:border="0.06pt solid #000000"/>
      <style:map style:condition="cell-content()=&quot;Valid&quot;" style:apply-style-name="Sin_20_título1" style:base-cell-address="Error_Handling_and_Logging.G12"/>
      <style:map style:condition="cell-content()=&quot;Non-valid&quot;" style:apply-style-name="Sin_20_título2" style:base-cell-address="Error_Handling_and_Logging.G12"/>
      <style:map style:condition="cell-content()=&quot;Not Applicable&quot;" style:apply-style-name="Sin_20_título3" style:base-cell-address="Error_Handling_and_Logging.G12"/>
    </style:style>
    <style:style style:name="ce258" style:family="table-cell" style:parent-style-name="Default" style:data-style-name="N0">
      <style:table-cell-properties fo:wrap-option="wrap" fo:border="0.06pt solid #000000"/>
      <style:map style:condition="cell-content()=&quot;Valid&quot;" style:apply-style-name="Sin_20_título1" style:base-cell-address="Error_Handling_and_Logging.G13"/>
      <style:map style:condition="cell-content()=&quot;Non-valid&quot;" style:apply-style-name="Sin_20_título2" style:base-cell-address="Error_Handling_and_Logging.G13"/>
      <style:map style:condition="cell-content()=&quot;Not Applicable&quot;" style:apply-style-name="Sin_20_título3" style:base-cell-address="Error_Handling_and_Logging.G13"/>
    </style:style>
    <style:style style:name="ce259" style:family="table-cell" style:parent-style-name="Default" style:data-style-name="N0">
      <style:table-cell-properties fo:wrap-option="wrap" fo:border="0.06pt solid #000000"/>
      <style:map style:condition="cell-content()=&quot;Valid&quot;" style:apply-style-name="Sin_20_título1" style:base-cell-address="Error_Handling_and_Logging.G14"/>
      <style:map style:condition="cell-content()=&quot;Non-valid&quot;" style:apply-style-name="Sin_20_título2" style:base-cell-address="Error_Handling_and_Logging.G14"/>
      <style:map style:condition="cell-content()=&quot;Not Applicable&quot;" style:apply-style-name="Sin_20_título3" style:base-cell-address="Error_Handling_and_Logging.G14"/>
    </style:style>
    <style:style style:name="ce260"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1"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4"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5"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6"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7"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8"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69"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0"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1"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2"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3"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4"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5"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6" style:family="table-cell" style:parent-style-name="Default" style:data-style-name="N0">
      <style:table-cell-properties fo:wrap-option="wrap" fo:border="0.06pt solid #000000"/>
      <style:map style:condition="cell-content()=&quot;Valid&quot;" style:apply-style-name="Sin_20_título1" style:base-cell-address="Error_Handling_and_Logging.G2"/>
      <style:map style:condition="cell-content()=&quot;Non-valid&quot;" style:apply-style-name="Sin_20_título2" style:base-cell-address="Error_Handling_and_Logging.G2"/>
      <style:map style:condition="cell-content()=&quot;Not Applicable&quot;" style:apply-style-name="Sin_20_título3" style:base-cell-address="Error_Handling_and_Logging.G2"/>
    </style:style>
    <style:style style:name="ce277"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78" style:family="table-cell" style:parent-style-name="Default" style:data-style-name="N0">
      <style:table-cell-properties fo:wrap-option="wrap" fo:border="0.06pt solid #000000"/>
      <style:map style:condition="cell-content()=&quot;Valid&quot;" style:apply-style-name="Sin_20_título1" style:base-cell-address="Communication_Security.G3"/>
      <style:map style:condition="cell-content()=&quot;Non-valid&quot;" style:apply-style-name="Sin_20_título2" style:base-cell-address="Communication_Security.G3"/>
      <style:map style:condition="cell-content()=&quot;Not Applicable&quot;" style:apply-style-name="Sin_20_título3" style:base-cell-address="Communication_Security.G3"/>
    </style:style>
    <style:style style:name="ce279" style:family="table-cell" style:parent-style-name="Default" style:data-style-name="N0">
      <style:table-cell-properties fo:wrap-option="wrap" fo:border="0.06pt solid #000000"/>
      <style:map style:condition="cell-content()=&quot;Valid&quot;" style:apply-style-name="Sin_20_título1" style:base-cell-address="Communication_Security.G4"/>
      <style:map style:condition="cell-content()=&quot;Non-valid&quot;" style:apply-style-name="Sin_20_título2" style:base-cell-address="Communication_Security.G4"/>
      <style:map style:condition="cell-content()=&quot;Not Applicable&quot;" style:apply-style-name="Sin_20_título3" style:base-cell-address="Communication_Security.G4"/>
    </style:style>
    <style:style style:name="ce280" style:family="table-cell" style:parent-style-name="Default" style:data-style-name="N0">
      <style:table-cell-properties fo:wrap-option="wrap" fo:border="0.06pt solid #000000"/>
      <style:map style:condition="cell-content()=&quot;Valid&quot;" style:apply-style-name="Sin_20_título1" style:base-cell-address="Communication_Security.G5"/>
      <style:map style:condition="cell-content()=&quot;Non-valid&quot;" style:apply-style-name="Sin_20_título2" style:base-cell-address="Communication_Security.G5"/>
      <style:map style:condition="cell-content()=&quot;Not Applicable&quot;" style:apply-style-name="Sin_20_título3" style:base-cell-address="Communication_Security.G5"/>
    </style:style>
    <style:style style:name="ce281" style:family="table-cell" style:parent-style-name="Default" style:data-style-name="N0">
      <style:table-cell-properties fo:wrap-option="wrap" fo:border="0.06pt solid #000000"/>
      <style:map style:condition="cell-content()=&quot;Valid&quot;" style:apply-style-name="Sin_20_título1" style:base-cell-address="Communication_Security.G6"/>
      <style:map style:condition="cell-content()=&quot;Non-valid&quot;" style:apply-style-name="Sin_20_título2" style:base-cell-address="Communication_Security.G6"/>
      <style:map style:condition="cell-content()=&quot;Not Applicable&quot;" style:apply-style-name="Sin_20_título3" style:base-cell-address="Communication_Security.G6"/>
    </style:style>
    <style:style style:name="ce282" style:family="table-cell" style:parent-style-name="Default" style:data-style-name="N0">
      <style:table-cell-properties fo:wrap-option="wrap" fo:border="0.06pt solid #000000"/>
      <style:map style:condition="cell-content()=&quot;Valid&quot;" style:apply-style-name="Sin_20_título1" style:base-cell-address="Communication_Security.G7"/>
      <style:map style:condition="cell-content()=&quot;Non-valid&quot;" style:apply-style-name="Sin_20_título2" style:base-cell-address="Communication_Security.G7"/>
      <style:map style:condition="cell-content()=&quot;Not Applicable&quot;" style:apply-style-name="Sin_20_título3" style:base-cell-address="Communication_Security.G7"/>
    </style:style>
    <style:style style:name="ce283" style:family="table-cell" style:parent-style-name="Default" style:data-style-name="N0">
      <style:table-cell-properties fo:wrap-option="wrap" fo:border="0.06pt solid #000000"/>
      <style:map style:condition="cell-content()=&quot;Valid&quot;" style:apply-style-name="Sin_20_título1" style:base-cell-address="Communication_Security.G8"/>
      <style:map style:condition="cell-content()=&quot;Non-valid&quot;" style:apply-style-name="Sin_20_título2" style:base-cell-address="Communication_Security.G8"/>
      <style:map style:condition="cell-content()=&quot;Not Applicable&quot;" style:apply-style-name="Sin_20_título3" style:base-cell-address="Communication_Security.G8"/>
    </style:style>
    <style:style style:name="ce284" style:family="table-cell" style:parent-style-name="Default" style:data-style-name="N0">
      <style:table-cell-properties fo:wrap-option="wrap" fo:border="0.06pt solid #000000"/>
      <style:map style:condition="cell-content()=&quot;Valid&quot;" style:apply-style-name="Sin_20_título1" style:base-cell-address="Communication_Security.G9"/>
      <style:map style:condition="cell-content()=&quot;Non-valid&quot;" style:apply-style-name="Sin_20_título2" style:base-cell-address="Communication_Security.G9"/>
      <style:map style:condition="cell-content()=&quot;Not Applicable&quot;" style:apply-style-name="Sin_20_título3" style:base-cell-address="Communication_Security.G9"/>
    </style:style>
    <style:style style:name="ce285"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6"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7"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8"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89"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0"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1"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2"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3"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4" style:family="table-cell" style:parent-style-name="Default" style:data-style-name="N0">
      <style:table-cell-properties fo:wrap-option="wrap" fo:border="0.06pt solid #000000"/>
      <style:map style:condition="cell-content()=&quot;Valid&quot;" style:apply-style-name="Sin_20_título1" style:base-cell-address="Communication_Security.G2"/>
      <style:map style:condition="cell-content()=&quot;Non-valid&quot;" style:apply-style-name="Sin_20_título2" style:base-cell-address="Communication_Security.G2"/>
      <style:map style:condition="cell-content()=&quot;Not Applicable&quot;" style:apply-style-name="Sin_20_título3" style:base-cell-address="Communication_Security.G2"/>
    </style:style>
    <style:style style:name="ce295"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296" style:family="table-cell" style:parent-style-name="Default" style:data-style-name="N0">
      <style:table-cell-properties fo:wrap-option="wrap" fo:border="0.06pt solid #000000"/>
      <style:map style:condition="cell-content()=&quot;Valid&quot;" style:apply-style-name="Sin_20_título1" style:base-cell-address="Business_Logic.G3"/>
      <style:map style:condition="cell-content()=&quot;Non-valid&quot;" style:apply-style-name="Sin_20_título2" style:base-cell-address="Business_Logic.G3"/>
      <style:map style:condition="cell-content()=&quot;Not Applicable&quot;" style:apply-style-name="Sin_20_título3" style:base-cell-address="Business_Logic.G3"/>
    </style:style>
    <style:style style:name="ce297" style:family="table-cell" style:parent-style-name="Default" style:data-style-name="N0">
      <style:table-cell-properties fo:wrap-option="wrap" fo:border="0.06pt solid #000000"/>
      <style:map style:condition="cell-content()=&quot;Valid&quot;" style:apply-style-name="Sin_20_título1" style:base-cell-address="Business_Logic.G4"/>
      <style:map style:condition="cell-content()=&quot;Non-valid&quot;" style:apply-style-name="Sin_20_título2" style:base-cell-address="Business_Logic.G4"/>
      <style:map style:condition="cell-content()=&quot;Not Applicable&quot;" style:apply-style-name="Sin_20_título3" style:base-cell-address="Business_Logic.G4"/>
    </style:style>
    <style:style style:name="ce298" style:family="table-cell" style:parent-style-name="Default" style:data-style-name="N0">
      <style:table-cell-properties fo:wrap-option="wrap" fo:border="0.06pt solid #000000"/>
      <style:map style:condition="cell-content()=&quot;Valid&quot;" style:apply-style-name="Sin_20_título1" style:base-cell-address="Business_Logic.G5"/>
      <style:map style:condition="cell-content()=&quot;Non-valid&quot;" style:apply-style-name="Sin_20_título2" style:base-cell-address="Business_Logic.G5"/>
      <style:map style:condition="cell-content()=&quot;Not Applicable&quot;" style:apply-style-name="Sin_20_título3" style:base-cell-address="Business_Logic.G5"/>
    </style:style>
    <style:style style:name="ce299" style:family="table-cell" style:parent-style-name="Default" style:data-style-name="N0">
      <style:table-cell-properties fo:wrap-option="wrap" fo:border="0.06pt solid #000000"/>
      <style:map style:condition="cell-content()=&quot;Valid&quot;" style:apply-style-name="Sin_20_título1" style:base-cell-address="Business_Logic.G6"/>
      <style:map style:condition="cell-content()=&quot;Non-valid&quot;" style:apply-style-name="Sin_20_título2" style:base-cell-address="Business_Logic.G6"/>
      <style:map style:condition="cell-content()=&quot;Not Applicable&quot;" style:apply-style-name="Sin_20_título3" style:base-cell-address="Business_Logic.G6"/>
    </style:style>
    <style:style style:name="ce300" style:family="table-cell" style:parent-style-name="Default" style:data-style-name="N0">
      <style:table-cell-properties fo:wrap-option="wrap" fo:border="0.06pt solid #000000"/>
      <style:map style:condition="cell-content()=&quot;Valid&quot;" style:apply-style-name="Sin_20_título1" style:base-cell-address="Business_Logic.G7"/>
      <style:map style:condition="cell-content()=&quot;Non-valid&quot;" style:apply-style-name="Sin_20_título2" style:base-cell-address="Business_Logic.G7"/>
      <style:map style:condition="cell-content()=&quot;Not Applicable&quot;" style:apply-style-name="Sin_20_título3" style:base-cell-address="Business_Logic.G7"/>
    </style:style>
    <style:style style:name="ce301" style:family="table-cell" style:parent-style-name="Default" style:data-style-name="N0">
      <style:table-cell-properties fo:wrap-option="wrap" fo:border="0.06pt solid #000000"/>
      <style:map style:condition="cell-content()=&quot;Valid&quot;" style:apply-style-name="Sin_20_título1" style:base-cell-address="Business_Logic.G8"/>
      <style:map style:condition="cell-content()=&quot;Non-valid&quot;" style:apply-style-name="Sin_20_título2" style:base-cell-address="Business_Logic.G8"/>
      <style:map style:condition="cell-content()=&quot;Not Applicable&quot;" style:apply-style-name="Sin_20_título3" style:base-cell-address="Business_Logic.G8"/>
    </style:style>
    <style:style style:name="ce302" style:family="table-cell" style:parent-style-name="Default" style:data-style-name="N0">
      <style:table-cell-properties fo:wrap-option="wrap" fo:border="0.06pt solid #000000"/>
      <style:map style:condition="cell-content()=&quot;Valid&quot;" style:apply-style-name="Sin_20_título1" style:base-cell-address="Business_Logic.G9"/>
      <style:map style:condition="cell-content()=&quot;Non-valid&quot;" style:apply-style-name="Sin_20_título2" style:base-cell-address="Business_Logic.G9"/>
      <style:map style:condition="cell-content()=&quot;Not Applicable&quot;" style:apply-style-name="Sin_20_título3" style:base-cell-address="Business_Logic.G9"/>
    </style:style>
    <style:style style:name="ce303"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4"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5"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7"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8"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09"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0"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1"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2"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3"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4"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5"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6"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7" style:family="table-cell" style:parent-style-name="Default" style:data-style-name="N0">
      <style:table-cell-properties fo:wrap-option="wrap" fo:border="0.06pt solid #000000"/>
      <style:map style:condition="cell-content()=&quot;Valid&quot;" style:apply-style-name="Sin_20_título1" style:base-cell-address="Business_Logic.G2"/>
      <style:map style:condition="cell-content()=&quot;Non-valid&quot;" style:apply-style-name="Sin_20_título2" style:base-cell-address="Business_Logic.G2"/>
      <style:map style:condition="cell-content()=&quot;Not Applicable&quot;" style:apply-style-name="Sin_20_título3" style:base-cell-address="Business_Logic.G2"/>
    </style:style>
    <style:style style:name="ce318"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19"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0"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1"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2"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3"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4"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5"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6"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7"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8"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29"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30"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31"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332" style:family="table-cell" style:parent-style-name="Default" style:data-style-name="N0">
      <style:table-cell-properties fo:wrap-option="wrap" fo:border="0.06pt solid #000000"/>
      <style:map style:condition="cell-content()=&quot;Valid&quot;" style:apply-style-name="Sin_20_título1" style:base-cell-address="Files_and_Resources.G2"/>
      <style:map style:condition="cell-content()=&quot;Non-valid&quot;" style:apply-style-name="Sin_20_título2" style:base-cell-address="Files_and_Resources.G2"/>
      <style:map style:condition="cell-content()=&quot;Not Applicable&quot;" style:apply-style-name="Sin_20_título3" style:base-cell-address="Files_and_Resources.G2"/>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ce33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39"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0"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1"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2"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3"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49"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0"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1"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2"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3"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4"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5"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6"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7"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ce358" style:family="table-cell" style:parent-style-name="Default" style:data-style-name="N0">
      <style:table-cell-properties fo:wrap-option="wrap" fo:border="0.06pt solid #000000"/>
      <style:map style:condition="cell-content()=&quot;Valid&quot;" style:apply-style-name="Sin_20_título1" style:base-cell-address="Web_Services.G2"/>
      <style:map style:condition="cell-content()=&quot;Non-valid&quot;" style:apply-style-name="Sin_20_título2" style:base-cell-address="Web_Services.G2"/>
      <style:map style:condition="cell-content()=&quot;Not Applicable&quot;" style:apply-style-name="Sin_20_título3" style:base-cell-address="Web_Services.G2"/>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number-columns-repeated="58"/>
          <table:table-cell table:style-name="ce8" table:number-columns-repeated="961"/>
        </table:table-row>
        <table:table-row table:style-name="ro1">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number-columns-repeated="58"/>
          <table:table-cell table:style-name="ce8" table:number-columns-repeated="961"/>
        </table:table-row>
        <table:table-row table:style-name="ro1">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14:.G58];&quot;&lt;&gt;Not Applicable&quot;)" office:value-type="float" office:value="45" calcext:value-type="float">
            <text:p>45</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Input Validation</text:p>
          </table:table-cell>
          <table:table-cell table:style-name="ce5" table:formula="of:=COUNTIF([Validation_Sanitization_Encoding.G2:.G31];&quot;Valid&quot;)" office:value-type="float" office:value="0" calcext:value-type="float">
            <text:p>0</text:p>
          </table:table-cell>
          <table:table-cell table:style-name="ce5" table:formula="of:=COUNTIF([Validation_Sanitization_Encoding.G2:.G31];&quot;&lt;&gt;Not Applicable&quot;)" office:value-type="float" office:value="30" calcext:value-type="float">
            <text:p>30</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1">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0" calcext:value-type="float">
            <text:p>10</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Total</text:p>
          </table:table-cell>
          <table:table-cell table:style-name="ce5" table:formula="of:=SUM([.B2:.B15])" office:value-type="float" office:value="0" calcext:value-type="float">
            <text:p>0</text:p>
          </table:table-cell>
          <table:table-cell table:style-name="ce5" table:formula="of:=SUM([.C2:.C15])" office:value-type="float" office:value="274" calcext:value-type="float">
            <text:p>274</text:p>
          </table:table-cell>
          <table:table-cell table:style-name="ce6" table:formula="of:=([.B16]/[.C16])*100" office:value-type="float" office:value="0" calcext:value-type="float">
            <text:p>0.00 </text:p>
          </table:table-cell>
          <table:table-cell table:style-name="ce7"/>
          <table:table-cell table:number-columns-repeated="1019"/>
        </table:table-row>
        <table:table-row table:style-name="ro3">
          <table:table-cell>
            <draw:frame table:end-cell-address="ASVS_Results.F51" table:end-x="0.79pt" table:end-y="12.25pt" draw:z-index="0" draw:name="Chart 2" draw:style-name="gr1" svg:width="816.72pt" svg:height="443.59pt" svg:x="0.82pt" svg:y="2.18pt">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1048557">
          <table:table-cell table:number-columns-repeated="1024"/>
        </table:table-row>
        <table:table-row table:style-name="ro4">
          <table:table-cell table:number-columns-repeated="1024"/>
        </table:table-row>
        <table:table-row table:style-name="ro4">
          <table:table-cell table:number-columns-repeated="1024"/>
        </table:table-row>
      </table:table>
      <table:table table:name="Architecture" table:style-name="ta2">
        <office:forms form:automatic-focus="false" form:apply-design-mode="false"/>
        <table:table-column table:style-name="co7" table:default-cell-style-name="ce3"/>
        <table:table-column table:style-name="co8" table:default-cell-style-name="ce42"/>
        <table:table-column table:style-name="co9" table:default-cell-style-name="ce45"/>
        <table:table-column table:style-name="co10" table:default-cell-style-name="ce42"/>
        <table:table-column table:style-name="co11" table:default-cell-style-name="ce42"/>
        <table:table-column table:style-name="co12" table:default-cell-style-name="ce45"/>
        <table:table-column table:style-name="co13" table:default-cell-style-name="ce105"/>
        <table:table-column table:style-name="co14" table:default-cell-style-name="ce105"/>
        <table:table-column table:style-name="co15" table:default-cell-style-name="ce105"/>
        <table:table-column table:style-name="co16"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26"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63"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64"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65"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66"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67"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68"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69"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70"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71"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72"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7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74"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75"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76" table:content-validation-name="val1"/>
          <table:table-cell table:style-name="ce17" table:number-columns-repeated="3"/>
          <table:table-cell table:number-columns-repeated="1014"/>
        </table:table-row>
        <table:table-row table:style-name="ro9">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77" table:content-validation-name="val1"/>
          <table:table-cell table:style-name="ce17" table:number-columns-repeated="3"/>
          <table:table-cell table:number-columns-repeated="1014"/>
        </table:table-row>
        <table:table-row table:style-name="ro9">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78"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79" table:content-validation-name="val1"/>
          <table:table-cell table:style-name="ce17" table:number-columns-repeated="3"/>
          <table:table-cell table:number-columns-repeated="1014"/>
        </table:table-row>
        <table:table-row table:style-name="ro6">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80"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https://www.owasp.org/index.php/OWASP_Proactive_Controls#tab=Formal_Numbering))</text:p>
          </table:table-cell>
          <table:table-cell table:style-name="ce81"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82"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83"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84"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85" table:content-validation-name="val1"/>
          <table:table-cell table:style-name="ce17" table:number-columns-repeated="3"/>
          <table:table-cell table:number-columns-repeated="1014"/>
        </table:table-row>
        <table:table-row table:style-name="ro9">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8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text:s/>([C9](https://www.owasp.org/index.php/OWASP_Proactive_Controls#tab=Formal_Numbering))</text:p>
          </table:table-cell>
          <table:table-cell table:style-name="ce87" table:content-validation-name="val1"/>
          <table:table-cell table:style-name="ce17" table:number-columns-repeated="3"/>
          <table:table-cell table:number-columns-repeated="1014"/>
        </table:table-row>
        <table:table-row table:style-name="ro6">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88" table:content-validation-name="val1"/>
          <table:table-cell table:style-name="ce17" table:number-columns-repeated="3"/>
          <table:table-cell table:number-columns-repeated="1014"/>
        </table:table-row>
        <table:table-row table:style-name="ro8">
          <table:table-cell table:style-name="ce26"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89" table:content-validation-name="val1"/>
          <table:table-cell table:style-name="ce17" table:number-columns-repeated="3"/>
          <table:table-cell table:number-columns-repeated="1014"/>
        </table:table-row>
        <table:table-row table:style-name="ro6">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9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91" table:content-validation-name="val1"/>
          <table:table-cell table:style-name="ce17" table:number-columns-repeated="3"/>
          <table:table-cell table:number-columns-repeated="1014"/>
        </table:table-row>
        <table:table-row table:style-name="ro6">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92" table:content-validation-name="val1"/>
          <table:table-cell table:style-name="ce17" table:number-columns-repeated="3"/>
          <table:table-cell table:number-columns-repeated="1014"/>
        </table:table-row>
        <table:table-row table:style-name="ro6">
          <table:table-cell table:style-name="ce29"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93"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94"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95"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96"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97" table:content-validation-name="val1"/>
          <table:table-cell table:style-name="ce17" table:number-columns-repeated="3"/>
          <table:table-cell table:number-columns-repeated="1014"/>
        </table:table-row>
        <table:table-row table:style-name="ro9">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98"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99"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if deploying binaries to untrusted devices makes use of binary signatures, trusted connections, and verified endpoints.</text:p>
          </table:table-cell>
          <table:table-cell table:style-name="ce100" table:content-validation-name="val1"/>
          <table:table-cell table:style-name="ce17" table:number-columns-repeated="3"/>
          <table:table-cell table:number-columns-repeated="1014"/>
        </table:table-row>
        <table:table-row table:style-name="ro7">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01"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02" table:content-validation-name="val1"/>
          <table:table-cell table:style-name="ce17" table:number-columns-repeated="3"/>
          <table:table-cell table:number-columns-repeated="1014"/>
        </table:table-row>
        <table:table-row table:style-name="ro9">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103" table:content-validation-name="val1"/>
          <table:table-cell table:style-name="ce17" table:number-columns-repeated="3"/>
          <table:table-cell table:number-columns-repeated="1014"/>
        </table:table-row>
        <table:table-row table:style-name="ro6">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04" table:content-validation-name="val1"/>
          <table:table-cell table:style-name="ce17" table:number-columns-repeated="3"/>
          <table:table-cell table:number-columns-repeated="1014"/>
        </table:table-row>
        <table:table-row table:style-name="ro4" table:number-rows-repeated="252">
          <table:table-cell table:number-columns-repeated="3"/>
          <table:table-cell table:style-name="ce47" table:number-columns-repeated="2"/>
          <table:table-cell table:style-name="ce49"/>
          <table:table-cell table:number-columns-repeated="1018"/>
        </table:table-row>
        <table:table-row table:style-name="ro4" table:number-rows-repeated="12">
          <table:table-cell table:number-columns-repeated="4"/>
          <table:table-cell table:style-name="ce47"/>
          <table:table-cell table:number-columns-repeated="1019"/>
        </table:table-row>
        <table:table-row table:style-name="ro4" table:number-rows-repeated="1048268">
          <table:table-cell table:number-columns-repeated="1024"/>
        </table:table-row>
        <table:table-row table:style-name="ro4">
          <table:table-cell table:number-columns-repeated="1024"/>
        </table:table-row>
        <calcext:conditional-formats>
          <calcext:conditional-format calcext:target-range-address="Architecture.G2:Architecture.G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Architecture.G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Architecture.G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5:Architecture.G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6:Architecture.G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7:Architecture.G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8:Architecture.G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9:Architecture.G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0:Architecture.G1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1:Architecture.G1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2:Architecture.G1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3:Architecture.G1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4:Architecture.G1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5:Architecture.G1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6:Architecture.G1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7:Architecture.G1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8:Architecture.G1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19:Architecture.G1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0:Architecture.G2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1:Architecture.G2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2:Architecture.G2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3:Architecture.G2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4:Architecture.G2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5:Architecture.G2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6:Architecture.G2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7:Architecture.G2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8:Architecture.G2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29:Architecture.G2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0:Architecture.G3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1:Architecture.G3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2:Architecture.G3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3:Architecture.G3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4:Architecture.G3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5:Architecture.G3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6:Architecture.G3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7:Architecture.G3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8:Architecture.G3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39:Architecture.G3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0:Architecture.G4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1:Architecture.G4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2:Architecture.G4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rchitecture.G43:Architecture.G4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Authentication" table:style-name="ta2">
        <office:forms form:automatic-focus="false" form:apply-design-mode="false"/>
        <table:table-column table:style-name="co17" table:default-cell-style-name="ce3"/>
        <table:table-column table:style-name="co8" table:default-cell-style-name="ce42"/>
        <table:table-column table:style-name="co18" table:default-cell-style-name="ce54"/>
        <table:table-column table:style-name="co10" table:default-cell-style-name="ce42"/>
        <table:table-column table:style-name="co11" table:default-cell-style-name="ce42"/>
        <table:table-column table:style-name="co19" table:default-cell-style-name="ce45"/>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10">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6">
          <table:covered-table-cell table:style-name="ce29"/>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nicode characters are permitted in passwords. A single Unicode code point is considered a character, so 12 emoji or 64 kanji characters should be valid and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8">
          <table:covered-table-cell table:style-name="ce29"/>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8">
          <table:covered-table-cell table:style-name="ce29"/>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1">
          <table:covered-table-cell table:style-name="ce29"/>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8">
          <table:covered-table-cell table:style-name="ce29"/>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29"/>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8">
          <table:covered-table-cell table:style-name="ce29"/>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29"/>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6">
          <table:covered-table-cell table:style-name="ce29"/>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3">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2">
          <table:covered-table-cell table:style-name="ce29"/>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9">
          <table:covered-table-cell table:style-name="ce29"/>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8">
          <table:covered-table-cell table:style-name="ce29"/>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7">
            <text:p>Si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text:p>
          </table:table-cell>
          <table:table-cell table:style-name="ce155" table:content-validation-name="val1"/>
          <table:table-cell table:style-name="ce17" table:number-columns-repeated="3"/>
          <table:table-cell table:number-columns-repeated="1014"/>
        </table:table-row>
        <table:table-row table:style-name="ro10">
          <table:covered-table-cell table:style-name="ce29"/>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156"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157" table:content-validation-name="val1"/>
          <table:table-cell table:style-name="ce17" table:number-columns-repeated="3"/>
          <table:table-cell table:number-columns-repeated="1014"/>
        </table:table-row>
        <table:table-row table:style-name="ro6">
          <table:covered-table-cell table:style-name="ce29"/>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158"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159" table:content-validation-name="val1"/>
          <table:table-cell table:style-name="ce17" table:number-columns-repeated="3"/>
          <table:table-cell table:number-columns-repeated="1014"/>
        </table:table-row>
        <table:table-row table:style-name="ro6">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160"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161" table:content-validation-name="val1"/>
          <table:table-cell table:style-name="ce17" table:number-columns-repeated="3"/>
          <table:table-cell table:number-columns-repeated="1014"/>
        </table:table-row>
        <table:table-row table:style-name="ro7">
          <table:covered-table-cell table:style-name="ce29"/>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162" table:content-validation-name="val1"/>
          <table:table-cell table:style-name="ce17" table:number-columns-repeated="3"/>
          <table:table-cell table:number-columns-repeated="1014"/>
        </table:table-row>
        <table:table-row table:style-name="ro13">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egration secrets do not rely on unchanging passwords, such as API keys or shared privileged accounts.</text:p>
          </table:table-cell>
          <table:table-cell table:style-name="ce163"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the credentials are not a default account.</text:p>
          </table:table-cell>
          <table:table-cell table:style-name="ce164"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165" table:content-validation-name="val1"/>
          <table:table-cell table:style-name="ce17" table:number-columns-repeated="3"/>
          <table:table-cell table:number-columns-repeated="1014"/>
        </table:table-row>
        <table:table-row table:style-name="ro13">
          <table:covered-table-cell table:style-name="ce29"/>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166" table:content-validation-name="val1"/>
          <table:table-cell table:style-name="ce17" table:number-columns-repeated="3"/>
          <table:table-cell table:number-columns-repeated="1014"/>
        </table:table-row>
        <table:table-row table:style-name="ro4" table:number-rows-repeated="13">
          <table:table-cell table:number-columns-repeated="3"/>
          <table:table-cell table:style-name="ce47" table:number-columns-repeated="2"/>
          <table:table-cell table:number-columns-repeated="1019"/>
        </table:table-row>
        <table:table-row table:style-name="ro4" table:number-rows-repeated="12">
          <table:table-cell table:number-columns-repeated="3"/>
          <table:table-cell table:style-name="ce47" table:number-columns-repeated="2"/>
          <table:table-cell table:style-name="ce49"/>
          <table:table-cell table:number-columns-repeated="1018"/>
        </table:table-row>
        <table:table-row table:style-name="ro4" table:number-rows-repeated="224">
          <table:table-cell table:number-columns-repeated="3"/>
          <table:table-cell table:style-name="ce47" table:number-columns-repeated="2"/>
          <table:table-cell table:number-columns-repeated="1019"/>
        </table:table-row>
        <table:table-row table:style-name="ro4" table:number-rows-repeated="1048268">
          <table:table-cell table:number-columns-repeated="1024"/>
        </table:table-row>
        <table:table-row table:style-name="ro4">
          <table:table-cell table:number-columns-repeated="1024"/>
        </table:table-row>
        <calcext:conditional-formats>
          <calcext:conditional-format calcext:target-range-address="Authentication.G47:Authentication.G4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48:Authentication.G4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49:Authentication.G49">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0:Authentication.G50">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1:Authentication.G51">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2:Authentication.G52">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3:Authentication.G53">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4:Authentication.G54">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5:Authentication.G55">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6:Authentication.G56">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7:Authentication.G57">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 calcext:target-range-address="Authentication.G58:Authentication.G58">
            <calcext:condition calcext:apply-style-name="Sin título1" calcext:value="=&quot;Valid&quot;" calcext:base-cell-address="Architecture.G2"/>
            <calcext:condition calcext:apply-style-name="Sin título2" calcext:value="=&quot;Non-valid&quot;" calcext:base-cell-address="Architecture.G2"/>
            <calcext:condition calcext:apply-style-name="Sin título3" calcext:value="=&quot;Not Applicable&quot;" calcext:base-cell-address="Architecture.G2"/>
          </calcext:conditional-format>
        </calcext:conditional-formats>
      </table:table>
      <table:table table:name="Session_Management"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170"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17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17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173"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174"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175" table:content-validation-name="val1"/>
          <table:table-cell table:style-name="ce17" table:number-columns-repeated="3"/>
          <table:table-cell table:number-columns-repeated="1014"/>
        </table:table-row>
        <table:table-row table:style-name="ro11">
          <table:covered-table-cell table:style-name="ce26"/>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https://www.owasp.org/index.php/OWASP_Proactive_Controls#tab=Formal_Numbering))</text:p>
            <text:p>* L1: 30 days</text:p>
            <text:p>* L2: 12 hours or 30 minutes of inactivity, 2FA optional</text:p>
            <text:p>* L3: 12 hours or 15 minutes of inactivity, with 2FA</text:p>
          </table:table-cell>
          <table:table-cell table:style-name="ce17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17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log out of any or all currently active sessions and devices.</text:p>
          </table:table-cell>
          <table:table-cell table:style-name="ce17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https://www.owasp.org/index.php/OWASP_Proactive_Controls#tab=Formal_Numbering))</text:p>
          </table:table-cell>
          <table:table-cell table:style-name="ce179"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https://www.owasp.org/index.php/OWASP_Proactive_Controls#tab=Formal_Numbering))</text:p>
          </table:table-cell>
          <table:table-cell table:style-name="ce180"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18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182"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183" table:content-validation-name="val1"/>
          <table:table-cell table:style-name="ce17" table:number-columns-repeated="3"/>
          <table:table-cell table:number-columns-repeated="1014"/>
        </table:table-row>
        <table:table-row table:style-name="ro8">
          <table:table-cell table:style-name="ce26"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does not treat OAuth and refresh tokens &amp;mdash</text:p>
          </table:table-cell>
          <table:table-cell table:style-name="ce18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18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186"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SPs and that CSPs re-authenticate the subscriber if they haven't used a session within that period.</text:p>
          </table:table-cell>
          <table:table-cell table:style-name="ce18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SPs inform relying parties of the last authentication event, to allow RPs to determine if they need to re-authenticate the user.</text:p>
          </table:table-cell>
          <table:table-cell table:style-name="ce188" table:content-validation-name="val1"/>
          <table:table-cell table:style-name="ce17" table:number-columns-repeated="3"/>
          <table:table-cell table:number-columns-repeated="1014"/>
        </table:table-row>
        <table:table-row table:style-name="ro6">
          <table:table-cell table:style-name="ce26"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189" table:content-validation-name="val1"/>
          <table:table-cell table:style-name="ce17" table:number-columns-repeated="3"/>
          <table:table-cell table:number-columns-repeated="1014"/>
        </table:table-row>
        <table:table-row table:style-name="ro4" table:number-rows-repeated="249">
          <table:table-cell table:number-columns-repeated="3"/>
          <table:table-cell table:style-name="ce47" table:number-columns-repeated="2"/>
          <table:table-cell table:number-columns-repeated="1019"/>
        </table:table-row>
        <table:table-row table:style-name="ro4" table:number-rows-repeated="1048305">
          <table:table-cell table:number-columns-repeated="1024"/>
        </table:table-row>
        <table:table-row table:style-name="ro4">
          <table:table-cell table:number-columns-repeated="1024"/>
        </table:table-row>
        <calcext:conditional-formats>
          <calcext:conditional-format calcext:target-range-address="Session_Management.G2:Session_Management.G2">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3:Session_Management.G3">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4:Session_Management.G4">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5:Session_Management.G5">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6:Session_Management.G6">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7:Session_Management.G7">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8:Session_Management.G8">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9:Session_Management.G9">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0:Session_Management.G10">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1:Session_Management.G1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2:Session_Management.G12">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3:Session_Management.G13">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4:Session_Management.G14">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5:Session_Management.G15">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6:Session_Management.G16">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7:Session_Management.G17">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8:Session_Management.G18">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19:Session_Management.G19">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20:Session_Management.G20">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 calcext:target-range-address="Session_Management.G21:Session_Management.G21">
            <calcext:condition calcext:apply-style-name="Sin título1" calcext:value="=&quot;Valid&quot;" calcext:base-cell-address="Authentication.G47"/>
            <calcext:condition calcext:apply-style-name="Sin título2" calcext:value="=&quot;Non-valid&quot;" calcext:base-cell-address="Authentication.G47"/>
            <calcext:condition calcext:apply-style-name="Sin título3" calcext:value="=&quot;Not Applicable&quot;" calcext:base-cell-address="Authentication.G47"/>
          </calcext:conditional-format>
        </calcext:conditional-formats>
      </table:table>
      <table:table table:name="Access_Control"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190" table:content-validation-name="val1"/>
          <table:table-cell table:style-name="ce17"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191"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192"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193"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https://www.owasp.org/index.php/OWASP_Proactive_Controls#tab=Formal_Numbering))</text:p>
          </table:table-cell>
          <table:table-cell table:style-name="ce194"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19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19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19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98"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99" table:content-validation-name="val1"/>
          <table:table-cell table:style-name="ce17" table:number-columns-repeated="3"/>
          <table:table-cell table:number-columns-repeated="1014"/>
        </table:table-row>
        <table:table-row table:style-name="ro4" table:number-rows-repeated="21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calcext:conditional-formats>
          <calcext:conditional-format calcext:target-range-address="Access_Control.G2:Access_Control.G2">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3:Access_Control.G3">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4:Access_Control.G4">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5:Access_Control.G5">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6:Access_Control.G6">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7:Access_Control.G7">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8:Access_Control.G8">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9:Access_Control.G9">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10:Access_Control.G10">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 calcext:target-range-address="Access_Control.G11:Access_Control.G11">
            <calcext:condition calcext:apply-style-name="Sin título1" calcext:value="=&quot;Valid&quot;" calcext:base-cell-address="Session_Management.G2"/>
            <calcext:condition calcext:apply-style-name="Sin título2" calcext:value="=&quot;Non-valid&quot;" calcext:base-cell-address="Session_Management.G2"/>
            <calcext:condition calcext:apply-style-name="Sin título3" calcext:value="=&quot;Not Applicable&quot;" calcext:base-cell-address="Session_Management.G2"/>
          </calcext:conditional-format>
        </calcext:conditional-formats>
      </table:table>
      <table:table table:name="Validation_Sanitization_Encoding"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9">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201" table:content-validation-name="val1"/>
          <table:table-cell table:style-name="ce17" table:number-columns-repeated="3"/>
          <table:table-cell table:number-columns-repeated="1014"/>
        </table:table-row>
        <table:table-row table:style-name="ro13">
          <table:covered-table-cell table:style-name="ce26"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202"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203"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20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whitelisted destinations, or show a warning when redirecting to potentially untrusted content.</text:p>
          </table:table-cell>
          <table:table-cell table:style-name="ce205"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20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207" table:content-validation-name="val1"/>
          <table:table-cell table:style-name="ce17" table:number-columns-repeated="3"/>
          <table:table-cell table:number-columns-repeated="1014"/>
        </table:table-row>
        <table:table-row table:style-name="ro7">
          <table:covered-table-cell table:style-name="ce26"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20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20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21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21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VG scriptable content, especially as they relate to XSS resulting from inline scripts, and foreignObject.</text:p>
          </table:table-cell>
          <table:table-cell table:style-name="ce21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213" table:content-validation-name="val1"/>
          <table:table-cell table:style-name="ce17" table:number-columns-repeated="3"/>
          <table:table-cell table:number-columns-repeated="1014"/>
        </table:table-row>
        <table:table-row table:style-name="ro14">
          <table:table-cell table:style-name="ce26"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214"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215"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216"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217"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218"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219"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220"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22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222"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https://www.owasp.org/index.php/OWASP_Proactive_Controls#tab=Formal_Numbering))</text:p>
          </table:table-cell>
          <table:table-cell table:style-name="ce22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22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22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226"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22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22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22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230" table:content-validation-name="val1"/>
          <table:table-cell table:style-name="ce17"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calcext:conditional-formats>
          <calcext:conditional-format calcext:target-range-address="Validation_Sanitization_Encoding.G2:Validation_Sanitization_Encoding.G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Validation_Sanitization_Encoding.G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4:Validation_Sanitization_Encoding.G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5:Validation_Sanitization_Encoding.G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6:Validation_Sanitization_Encoding.G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7:Validation_Sanitization_Encoding.G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8:Validation_Sanitization_Encoding.G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9:Validation_Sanitization_Encoding.G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0:Validation_Sanitization_Encoding.G1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1:Validation_Sanitization_Encoding.G1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2:Validation_Sanitization_Encoding.G1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3:Validation_Sanitization_Encoding.G1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4:Validation_Sanitization_Encoding.G1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5:Validation_Sanitization_Encoding.G1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6:Validation_Sanitization_Encoding.G1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7:Validation_Sanitization_Encoding.G1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8:Validation_Sanitization_Encoding.G1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19:Validation_Sanitization_Encoding.G1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0:Validation_Sanitization_Encoding.G2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1:Validation_Sanitization_Encoding.G2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2:Validation_Sanitization_Encoding.G22">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3:Validation_Sanitization_Encoding.G23">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4:Validation_Sanitization_Encoding.G24">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5:Validation_Sanitization_Encoding.G25">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6:Validation_Sanitization_Encoding.G26">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7:Validation_Sanitization_Encoding.G27">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8:Validation_Sanitization_Encoding.G28">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29:Validation_Sanitization_Encoding.G29">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0:Validation_Sanitization_Encoding.G30">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 calcext:target-range-address="Validation_Sanitization_Encoding.G31:Validation_Sanitization_Encoding.G31">
            <calcext:condition calcext:apply-style-name="Sin título1" calcext:value="=&quot;Valid&quot;" calcext:base-cell-address="Access_Control.G2"/>
            <calcext:condition calcext:apply-style-name="Sin título2" calcext:value="=&quot;Non-valid&quot;" calcext:base-cell-address="Access_Control.G2"/>
            <calcext:condition calcext:apply-style-name="Sin título3" calcext:value="=&quot;Not Applicable&quot;" calcext:base-cell-address="Access_Control.G2"/>
          </calcext:conditional-format>
        </calcext:conditional-formats>
      </table:table>
      <table:table table:name="Cryptography_at_Rest"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231" table:content-validation-name="val1"/>
          <table:table-cell table:style-name="ce17" table:number-columns-repeated="3"/>
          <table:table-cell table:number-columns-repeated="1014"/>
        </table:table-row>
        <table:table-row table:style-name="ro7">
          <table:covered-table-cell table:style-name="ce26"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23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233"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234"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235" table:content-validation-name="val1"/>
          <table:table-cell table:style-name="ce17" table:number-columns-repeated="3"/>
          <table:table-cell table:number-columns-repeated="1014"/>
        </table:table-row>
        <table:table-row table:style-name="ro7">
          <table:covered-table-cell table:style-name="ce26"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236"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237" table:content-validation-name="val1"/>
          <table:table-cell table:style-name="ce17" table:number-columns-repeated="3"/>
          <table:table-cell table:number-columns-repeated="1014"/>
        </table:table-row>
        <table:table-row table:style-name="ro9">
          <table:covered-table-cell table:style-name="ce26"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23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23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24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241"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242"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24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244"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245"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246" table:content-validation-name="val1"/>
          <table:table-cell table:style-name="ce17"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63">
          <table:table-cell table:number-columns-repeated="1024"/>
        </table:table-row>
        <table:table-row table:style-name="ro4">
          <table:table-cell table:number-columns-repeated="1024"/>
        </table:table-row>
        <calcext:conditional-formats>
          <calcext:conditional-format calcext:target-range-address="Cryptography_at_Rest.G2:Cryptography_at_Rest.G2">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3:Cryptography_at_Rest.G3">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4:Cryptography_at_Rest.G4">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5:Cryptography_at_Rest.G5">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6:Cryptography_at_Rest.G6">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7:Cryptography_at_Rest.G7">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8:Cryptography_at_Rest.G8">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9:Cryptography_at_Rest.G9">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0:Cryptography_at_Rest.G10">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1:Cryptography_at_Rest.G11">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2:Cryptography_at_Rest.G12">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3:Cryptography_at_Rest.G13">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4:Cryptography_at_Rest.G14">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5:Cryptography_at_Rest.G15">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6:Cryptography_at_Rest.G16">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 calcext:target-range-address="Cryptography_at_Rest.G17:Cryptography_at_Rest.G17">
            <calcext:condition calcext:apply-style-name="Sin título1" calcext:value="=&quot;Valid&quot;" calcext:base-cell-address="Validation_Sanitization_Encoding.G2"/>
            <calcext:condition calcext:apply-style-name="Sin título2" calcext:value="=&quot;Non-valid&quot;" calcext:base-cell-address="Validation_Sanitization_Encoding.G2"/>
            <calcext:condition calcext:apply-style-name="Sin título3" calcext:value="=&quot;Not Applicable&quot;" calcext:base-cell-address="Validation_Sanitization_Encoding.G2"/>
          </calcext:conditional-format>
        </calcext:conditional-formats>
      </table:table>
      <table:table table:name="Error_Handling_and_Logging"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13">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credentials or payment details. Session tokens should only be stored in logs in an irreversible, hashed form. ([C9, C10](https://www.owasp.org/index.php/OWASP_Proactive_Controls#tab=Formal_Numbering))</text:p>
          </table:table-cell>
          <table:table-cell table:style-name="ce247"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the application does not log other sensitive data as defined under local privacy laws or relevant security policy. ([C9](https://www.owasp.org/index.php/OWASP_Proactive_Controls#tab=Formal_Numbering))</text:p>
          </table:table-cell>
          <table:table-cell table:style-name="ce248"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the application logs security relevant events including successful and failed authentication events, access control failures, deserialization failures and input validation failures. ([C5, C7](https://www.owasp.org/index.php/OWASP_Proactive_Controls#tab=Formal_Numbering))</text:p>
          </table:table-cell>
          <table:table-cell table:style-name="ce249"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each log event includes necessary information that would allow for a detailed investigation of the timeline when an event happens. ([C9](https://www.owasp.org/index.php/OWASP_Proactive_Controls#tab=Formal_Numbering))</text:p>
          </table:table-cell>
          <table:table-cell table:style-name="ce250"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25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252"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the application appropriately encodes user-supplied data to prevent log injection. ([C9](https://www.owasp.org/index.php/OWASP_Proactive_Controls#tab=Formal_Numbering))</text:p>
          </table:table-cell>
          <table:table-cell table:style-name="ce253"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all events are protected from injection when viewed in log viewing software. ([C9](https://www.owasp.org/index.php/OWASP_Proactive_Controls#tab=Formal_Numbering))</text:p>
          </table:table-cell>
          <table:table-cell table:style-name="ce254"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security logs are protected from unauthorized access and modification. ([C9](https://www.owasp.org/index.php/OWASP_Proactive_Controls#tab=Formal_Numbering))</text:p>
          </table:table-cell>
          <table:table-cell table:style-name="ce255"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ime sources are synchronized to the correct time and time zone. Strongly consider logging only in UTC if systems are global to assist with post-incident forensic analysis. ([C9](https://www.owasp.org/index.php/OWASP_Proactive_Controls#tab=Formal_Numbering))</text:p>
          </table:table-cell>
          <table:table-cell table:style-name="ce256"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 generic message is shown when an unexpected or security sensitive error occurs, potentially with a unique ID which support personnel can use to investigate. <text:s/>([C10](https://www.owasp.org/index.php/OWASP_Proactive_Controls#tab=Formal_Numbering))</text:p>
          </table:table-cell>
          <table:table-cell table:style-name="ce257"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exception handling (or a functional equivalent) is used across the codebase to account for expected and unexpected error conditions. ([C10](https://www.owasp.org/index.php/OWASP_Proactive_Controls#tab=Formal_Numbering))</text:p>
          </table:table-cell>
          <table:table-cell table:style-name="ce258"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60" calcext:value-type="float">
            <text:p>460</text:p>
          </table:table-cell>
          <table:table-cell table:style-name="ce46"/>
          <table:table-cell table:style-name="ce15" office:value-type="string" calcext:value-type="string">
            <text:p>Verify that a "last resort" error handler is defined which will catch all unhandled exceptions. ([C10](https://www.owasp.org/index.php/OWASP_Proactive_Controls#tab=Formal_Numbering))</text:p>
          </table:table-cell>
          <table:table-cell table:style-name="ce259" table:content-validation-name="val1"/>
          <table:table-cell table:style-name="ce17" table:number-columns-repeated="3"/>
          <table:table-cell table:number-columns-repeated="1014"/>
        </table:table-row>
        <table:table-row table:style-name="ro4" table:number-rows-repeated="129">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calcext:conditional-formats>
          <calcext:conditional-format calcext:target-range-address="Error_Handling_and_Logging.G2:Error_Handling_and_Logging.G2">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Error_Handling_and_Logging.G3:Error_Handling_and_Logging.G3">
            <calcext:condition calcext:apply-style-name="Sin título1" calcext:value="=&quot;Valid&quot;" calcext:base-cell-address="Error_Handling_and_Logging.G3"/>
            <calcext:condition calcext:apply-style-name="Sin título2" calcext:value="=&quot;Non-valid&quot;" calcext:base-cell-address="Error_Handling_and_Logging.G3"/>
            <calcext:condition calcext:apply-style-name="Sin título3" calcext:value="=&quot;Not Applicable&quot;" calcext:base-cell-address="Error_Handling_and_Logging.G3"/>
          </calcext:conditional-format>
          <calcext:conditional-format calcext:target-range-address="Error_Handling_and_Logging.G4:Error_Handling_and_Logging.G4">
            <calcext:condition calcext:apply-style-name="Sin título1" calcext:value="=&quot;Valid&quot;" calcext:base-cell-address="Error_Handling_and_Logging.G4"/>
            <calcext:condition calcext:apply-style-name="Sin título2" calcext:value="=&quot;Non-valid&quot;" calcext:base-cell-address="Error_Handling_and_Logging.G4"/>
            <calcext:condition calcext:apply-style-name="Sin título3" calcext:value="=&quot;Not Applicable&quot;" calcext:base-cell-address="Error_Handling_and_Logging.G4"/>
          </calcext:conditional-format>
          <calcext:conditional-format calcext:target-range-address="Error_Handling_and_Logging.G5:Error_Handling_and_Logging.G5">
            <calcext:condition calcext:apply-style-name="Sin título1" calcext:value="=&quot;Valid&quot;" calcext:base-cell-address="Error_Handling_and_Logging.G5"/>
            <calcext:condition calcext:apply-style-name="Sin título2" calcext:value="=&quot;Non-valid&quot;" calcext:base-cell-address="Error_Handling_and_Logging.G5"/>
            <calcext:condition calcext:apply-style-name="Sin título3" calcext:value="=&quot;Not Applicable&quot;" calcext:base-cell-address="Error_Handling_and_Logging.G5"/>
          </calcext:conditional-format>
          <calcext:conditional-format calcext:target-range-address="Error_Handling_and_Logging.G6:Error_Handling_and_Logging.G6">
            <calcext:condition calcext:apply-style-name="Sin título1" calcext:value="=&quot;Valid&quot;" calcext:base-cell-address="Error_Handling_and_Logging.G6"/>
            <calcext:condition calcext:apply-style-name="Sin título2" calcext:value="=&quot;Non-valid&quot;" calcext:base-cell-address="Error_Handling_and_Logging.G6"/>
            <calcext:condition calcext:apply-style-name="Sin título3" calcext:value="=&quot;Not Applicable&quot;" calcext:base-cell-address="Error_Handling_and_Logging.G6"/>
          </calcext:conditional-format>
          <calcext:conditional-format calcext:target-range-address="Error_Handling_and_Logging.G7:Error_Handling_and_Logging.G7">
            <calcext:condition calcext:apply-style-name="Sin título1" calcext:value="=&quot;Valid&quot;" calcext:base-cell-address="Error_Handling_and_Logging.G7"/>
            <calcext:condition calcext:apply-style-name="Sin título2" calcext:value="=&quot;Non-valid&quot;" calcext:base-cell-address="Error_Handling_and_Logging.G7"/>
            <calcext:condition calcext:apply-style-name="Sin título3" calcext:value="=&quot;Not Applicable&quot;" calcext:base-cell-address="Error_Handling_and_Logging.G7"/>
          </calcext:conditional-format>
          <calcext:conditional-format calcext:target-range-address="Error_Handling_and_Logging.G8:Error_Handling_and_Logging.G8">
            <calcext:condition calcext:apply-style-name="Sin título1" calcext:value="=&quot;Valid&quot;" calcext:base-cell-address="Error_Handling_and_Logging.G8"/>
            <calcext:condition calcext:apply-style-name="Sin título2" calcext:value="=&quot;Non-valid&quot;" calcext:base-cell-address="Error_Handling_and_Logging.G8"/>
            <calcext:condition calcext:apply-style-name="Sin título3" calcext:value="=&quot;Not Applicable&quot;" calcext:base-cell-address="Error_Handling_and_Logging.G8"/>
          </calcext:conditional-format>
          <calcext:conditional-format calcext:target-range-address="Error_Handling_and_Logging.G9:Error_Handling_and_Logging.G9">
            <calcext:condition calcext:apply-style-name="Sin título1" calcext:value="=&quot;Valid&quot;" calcext:base-cell-address="Error_Handling_and_Logging.G9"/>
            <calcext:condition calcext:apply-style-name="Sin título2" calcext:value="=&quot;Non-valid&quot;" calcext:base-cell-address="Error_Handling_and_Logging.G9"/>
            <calcext:condition calcext:apply-style-name="Sin título3" calcext:value="=&quot;Not Applicable&quot;" calcext:base-cell-address="Error_Handling_and_Logging.G9"/>
          </calcext:conditional-format>
          <calcext:conditional-format calcext:target-range-address="Error_Handling_and_Logging.G10:Error_Handling_and_Logging.G10">
            <calcext:condition calcext:apply-style-name="Sin título1" calcext:value="=&quot;Valid&quot;" calcext:base-cell-address="Error_Handling_and_Logging.G10"/>
            <calcext:condition calcext:apply-style-name="Sin título2" calcext:value="=&quot;Non-valid&quot;" calcext:base-cell-address="Error_Handling_and_Logging.G10"/>
            <calcext:condition calcext:apply-style-name="Sin título3" calcext:value="=&quot;Not Applicable&quot;" calcext:base-cell-address="Error_Handling_and_Logging.G10"/>
          </calcext:conditional-format>
          <calcext:conditional-format calcext:target-range-address="Error_Handling_and_Logging.G11:Error_Handling_and_Logging.G11">
            <calcext:condition calcext:apply-style-name="Sin título1" calcext:value="=&quot;Valid&quot;" calcext:base-cell-address="Error_Handling_and_Logging.G11"/>
            <calcext:condition calcext:apply-style-name="Sin título2" calcext:value="=&quot;Non-valid&quot;" calcext:base-cell-address="Error_Handling_and_Logging.G11"/>
            <calcext:condition calcext:apply-style-name="Sin título3" calcext:value="=&quot;Not Applicable&quot;" calcext:base-cell-address="Error_Handling_and_Logging.G11"/>
          </calcext:conditional-format>
          <calcext:conditional-format calcext:target-range-address="Error_Handling_and_Logging.G12:Error_Handling_and_Logging.G12">
            <calcext:condition calcext:apply-style-name="Sin título1" calcext:value="=&quot;Valid&quot;" calcext:base-cell-address="Error_Handling_and_Logging.G12"/>
            <calcext:condition calcext:apply-style-name="Sin título2" calcext:value="=&quot;Non-valid&quot;" calcext:base-cell-address="Error_Handling_and_Logging.G12"/>
            <calcext:condition calcext:apply-style-name="Sin título3" calcext:value="=&quot;Not Applicable&quot;" calcext:base-cell-address="Error_Handling_and_Logging.G12"/>
          </calcext:conditional-format>
          <calcext:conditional-format calcext:target-range-address="Error_Handling_and_Logging.G13:Error_Handling_and_Logging.G13">
            <calcext:condition calcext:apply-style-name="Sin título1" calcext:value="=&quot;Valid&quot;" calcext:base-cell-address="Error_Handling_and_Logging.G13"/>
            <calcext:condition calcext:apply-style-name="Sin título2" calcext:value="=&quot;Non-valid&quot;" calcext:base-cell-address="Error_Handling_and_Logging.G13"/>
            <calcext:condition calcext:apply-style-name="Sin título3" calcext:value="=&quot;Not Applicable&quot;" calcext:base-cell-address="Error_Handling_and_Logging.G13"/>
          </calcext:conditional-format>
          <calcext:conditional-format calcext:target-range-address="Error_Handling_and_Logging.G14:Error_Handling_and_Logging.G14">
            <calcext:condition calcext:apply-style-name="Sin título1" calcext:value="=&quot;Valid&quot;" calcext:base-cell-address="Error_Handling_and_Logging.G14"/>
            <calcext:condition calcext:apply-style-name="Sin título2" calcext:value="=&quot;Non-valid&quot;" calcext:base-cell-address="Error_Handling_and_Logging.G14"/>
            <calcext:condition calcext:apply-style-name="Sin título3" calcext:value="=&quot;Not Applicable&quot;" calcext:base-cell-address="Error_Handling_and_Logging.G14"/>
          </calcext:conditional-format>
        </calcext:conditional-formats>
      </table:table>
      <table:table table:name="Data_Protection"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26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26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26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263" table:content-validation-name="val1"/>
          <table:table-cell table:style-name="ce17" table:number-columns-repeated="3"/>
          <table:table-cell table:number-columns-repeated="1014"/>
        </table:table-row>
        <table:table-row table:style-name="ro7">
          <table:covered-table-cell table:style-name="ce26"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264"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265"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26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26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26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269" table:content-validation-name="val1"/>
          <table:table-cell table:style-name="ce17" table:number-columns-repeated="3"/>
          <table:table-cell table:number-columns-repeated="1014"/>
        </table:table-row>
        <table:table-row table:style-name="ro8">
          <table:covered-table-cell table:style-name="ce26"/>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27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271"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272"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273"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274"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27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276" table:content-validation-name="val1"/>
          <table:table-cell table:style-name="ce17"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calcext:conditional-formats>
          <calcext:conditional-format calcext:target-range-address="Data_Protection.G2:Data_Protection.G2">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3:Data_Protection.G3">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4:Data_Protection.G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5:Data_Protection.G5">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6:Data_Protection.G6">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7:Data_Protection.G7">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8:Data_Protection.G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9:Data_Protection.G9">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0:Data_Protection.G10">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1:Data_Protection.G11">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2:Data_Protection.G12">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3:Data_Protection.G13">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4:Data_Protection.G14">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5:Data_Protection.G15">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6:Data_Protection.G16">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7:Data_Protection.G17">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 calcext:target-range-address="Data_Protection.G18:Data_Protection.G18">
            <calcext:condition calcext:apply-style-name="Sin título1" calcext:value="=&quot;Valid&quot;" calcext:base-cell-address="Error_Handling_and_Logging.G2"/>
            <calcext:condition calcext:apply-style-name="Sin título2" calcext:value="=&quot;Non-valid&quot;" calcext:base-cell-address="Error_Handling_and_Logging.G2"/>
            <calcext:condition calcext:apply-style-name="Sin título3" calcext:value="=&quot;Not Applicable&quot;" calcext:base-cell-address="Error_Handling_and_Logging.G2"/>
          </calcext:conditional-format>
        </calcext:conditional-formats>
      </table:table>
      <table:table table:name="Communication_Security"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9">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cured TLS is used for all client connectivity, and does not fall back to insecure or unencrypted protocols. ([C8](https://www.owasp.org/index.php/OWASP_Proactive_Controls#tab=Formal_Numbering))</text:p>
          </table:table-cell>
          <table:table-cell table:style-name="ce27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using online or up to date TLS testing tools that only strong algorithms, ciphers, and protocols are enabled, with the strongest algorithms and ciphers set as preferred.</text:p>
          </table:table-cell>
          <table:table-cell table:style-name="ce27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279"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280"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28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all encrypted connections to external systems that involve sensitive information or functions are authenticated.</text:p>
          </table:table-cell>
          <table:table-cell table:style-name="ce282"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at proper certification revocation, such as Online Certificate Status Protocol (OCSP) Stapling, is enabled and configured.</text:p>
          </table:table-cell>
          <table:table-cell table:style-name="ce283" table:content-validation-name="val1"/>
          <table:table-cell table:style-name="ce17" table:number-columns-repeated="3"/>
          <table:table-cell table:number-columns-repeated="1014"/>
        </table:table-row>
        <table:table-row table:style-name="ro8">
          <table:covered-table-cell table:style-name="ce26"/>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backend TLS connection failures are logged.</text:p>
          </table:table-cell>
          <table:table-cell table:style-name="ce284" table:content-validation-name="val1"/>
          <table:table-cell table:style-name="ce17"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Communication_Security.G2:Communication_Security.G2">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Communication_Security.G3:Communication_Security.G3">
            <calcext:condition calcext:apply-style-name="Sin título1" calcext:value="=&quot;Valid&quot;" calcext:base-cell-address="Communication_Security.G3"/>
            <calcext:condition calcext:apply-style-name="Sin título2" calcext:value="=&quot;Non-valid&quot;" calcext:base-cell-address="Communication_Security.G3"/>
            <calcext:condition calcext:apply-style-name="Sin título3" calcext:value="=&quot;Not Applicable&quot;" calcext:base-cell-address="Communication_Security.G3"/>
          </calcext:conditional-format>
          <calcext:conditional-format calcext:target-range-address="Communication_Security.G4:Communication_Security.G4">
            <calcext:condition calcext:apply-style-name="Sin título1" calcext:value="=&quot;Valid&quot;" calcext:base-cell-address="Communication_Security.G4"/>
            <calcext:condition calcext:apply-style-name="Sin título2" calcext:value="=&quot;Non-valid&quot;" calcext:base-cell-address="Communication_Security.G4"/>
            <calcext:condition calcext:apply-style-name="Sin título3" calcext:value="=&quot;Not Applicable&quot;" calcext:base-cell-address="Communication_Security.G4"/>
          </calcext:conditional-format>
          <calcext:conditional-format calcext:target-range-address="Communication_Security.G5:Communication_Security.G5">
            <calcext:condition calcext:apply-style-name="Sin título1" calcext:value="=&quot;Valid&quot;" calcext:base-cell-address="Communication_Security.G5"/>
            <calcext:condition calcext:apply-style-name="Sin título2" calcext:value="=&quot;Non-valid&quot;" calcext:base-cell-address="Communication_Security.G5"/>
            <calcext:condition calcext:apply-style-name="Sin título3" calcext:value="=&quot;Not Applicable&quot;" calcext:base-cell-address="Communication_Security.G5"/>
          </calcext:conditional-format>
          <calcext:conditional-format calcext:target-range-address="Communication_Security.G6:Communication_Security.G6">
            <calcext:condition calcext:apply-style-name="Sin título1" calcext:value="=&quot;Valid&quot;" calcext:base-cell-address="Communication_Security.G6"/>
            <calcext:condition calcext:apply-style-name="Sin título2" calcext:value="=&quot;Non-valid&quot;" calcext:base-cell-address="Communication_Security.G6"/>
            <calcext:condition calcext:apply-style-name="Sin título3" calcext:value="=&quot;Not Applicable&quot;" calcext:base-cell-address="Communication_Security.G6"/>
          </calcext:conditional-format>
          <calcext:conditional-format calcext:target-range-address="Communication_Security.G7:Communication_Security.G7">
            <calcext:condition calcext:apply-style-name="Sin título1" calcext:value="=&quot;Valid&quot;" calcext:base-cell-address="Communication_Security.G7"/>
            <calcext:condition calcext:apply-style-name="Sin título2" calcext:value="=&quot;Non-valid&quot;" calcext:base-cell-address="Communication_Security.G7"/>
            <calcext:condition calcext:apply-style-name="Sin título3" calcext:value="=&quot;Not Applicable&quot;" calcext:base-cell-address="Communication_Security.G7"/>
          </calcext:conditional-format>
          <calcext:conditional-format calcext:target-range-address="Communication_Security.G8:Communication_Security.G8">
            <calcext:condition calcext:apply-style-name="Sin título1" calcext:value="=&quot;Valid&quot;" calcext:base-cell-address="Communication_Security.G8"/>
            <calcext:condition calcext:apply-style-name="Sin título2" calcext:value="=&quot;Non-valid&quot;" calcext:base-cell-address="Communication_Security.G8"/>
            <calcext:condition calcext:apply-style-name="Sin título3" calcext:value="=&quot;Not Applicable&quot;" calcext:base-cell-address="Communication_Security.G8"/>
          </calcext:conditional-format>
          <calcext:conditional-format calcext:target-range-address="Communication_Security.G9:Communication_Security.G9">
            <calcext:condition calcext:apply-style-name="Sin título1" calcext:value="=&quot;Valid&quot;" calcext:base-cell-address="Communication_Security.G9"/>
            <calcext:condition calcext:apply-style-name="Sin título2" calcext:value="=&quot;Non-valid&quot;" calcext:base-cell-address="Communication_Security.G9"/>
            <calcext:condition calcext:apply-style-name="Sin título3" calcext:value="=&quot;Not Applicable&quot;" calcext:base-cell-address="Communication_Security.G9"/>
          </calcext:conditional-format>
        </calcext:conditional-formats>
      </table:table>
      <table:table table:name="Malicious_code"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285"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28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287"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288"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28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29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291"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292"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293" table:content-validation-name="val1"/>
          <table:table-cell table:style-name="ce17" table:number-columns-repeated="3"/>
          <table:table-cell table:number-columns-repeated="1014"/>
        </table:table-row>
        <table:table-row table:style-name="ro14">
          <table:covered-table-cell table:style-name="ce26"/>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294" table:content-validation-name="val1"/>
          <table:table-cell table:style-name="ce17"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Malicious_code.G2:Malicious_code.G2">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3:Malicious_code.G3">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4:Malicious_code.G4">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5:Malicious_code.G5">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6:Malicious_code.G6">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7:Malicious_code.G7">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8:Malicious_code.G8">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9:Malicious_code.G9">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10:Malicious_code.G10">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 calcext:target-range-address="Malicious_code.G11:Malicious_code.G11">
            <calcext:condition calcext:apply-style-name="Sin título1" calcext:value="=&quot;Valid&quot;" calcext:base-cell-address="Communication_Security.G2"/>
            <calcext:condition calcext:apply-style-name="Sin título2" calcext:value="=&quot;Non-valid&quot;" calcext:base-cell-address="Communication_Security.G2"/>
            <calcext:condition calcext:apply-style-name="Sin título3" calcext:value="=&quot;Not Applicable&quot;" calcext:base-cell-address="Communication_Security.G2"/>
          </calcext:conditional-format>
        </calcext:conditional-formats>
      </table:table>
      <table:table table:name="Business_Logic"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will only process business logic flows for the same user in sequential step order and without skipping steps.</text:p>
          </table:table-cell>
          <table:table-cell table:style-name="ce295" table:content-validation-name="val1"/>
          <table:table-cell table:style-name="ce17" table:number-columns-repeated="3"/>
          <table:table-cell table:number-columns-repeated="1014"/>
        </table:table-row>
        <table:table-row table:style-name="ro6">
          <table:covered-table-cell table:style-name="ce26"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79" calcext:value-type="float">
            <text:p>779</text:p>
          </table:table-cell>
          <table:table-cell table:style-name="ce46"/>
          <table:table-cell table:style-name="ce15" office:value-type="string" calcext:value-type="string">
            <text:p>Verify the application will only process business logic flows with all steps being processed in realistic human time, i.e. transactions are not submitted too quickly.</text:p>
          </table:table-cell>
          <table:table-cell table:style-name="ce29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appropriate limits for specific business actions or transactions which are correctly enforced on a per user basis.</text:p>
          </table:table-cell>
          <table:table-cell table:style-name="ce297"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29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e application has business logic limits or validation to protect against likely business risks or threats, identified using threat modelling or similar methodologies.</text:p>
          </table:table-cell>
          <table:table-cell table:style-name="ce29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e application does not suffer from "time of check to time of use" (TOCTOU) issues or other race conditions for sensitive operations.</text:p>
          </table:table-cell>
          <table:table-cell table:style-name="ce300"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e application monitors for unusual events or activity from a business logic perspective. For example, attempts to perform actions out of order or actions which a normal user would never attempt. ([C9](https://www.owasp.org/index.php/OWASP_Proactive_Controls#tab=Formal_Numbering))</text:p>
          </table:table-cell>
          <table:table-cell table:style-name="ce301" table:content-validation-name="val1"/>
          <table:table-cell table:style-name="ce17" table:number-columns-repeated="3"/>
          <table:table-cell table:number-columns-repeated="1014"/>
        </table:table-row>
        <table:table-row table:style-name="ro7">
          <table:covered-table-cell table:style-name="ce26"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e application has configurable alerting when automated attacks or unusual activity is detected.</text:p>
          </table:table-cell>
          <table:table-cell table:style-name="ce302" table:content-validation-name="val1"/>
          <table:table-cell table:style-name="ce17"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3">
          <table:table-cell table:number-columns-repeated="1024"/>
        </table:table-row>
        <table:table-row table:style-name="ro4">
          <table:table-cell table:number-columns-repeated="1024"/>
        </table:table-row>
        <calcext:conditional-formats>
          <calcext:conditional-format calcext:target-range-address="Business_Logic.G2:Business_Logic.G2">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Business_Logic.G3:Business_Logic.G3">
            <calcext:condition calcext:apply-style-name="Sin título1" calcext:value="=&quot;Valid&quot;" calcext:base-cell-address="Business_Logic.G3"/>
            <calcext:condition calcext:apply-style-name="Sin título2" calcext:value="=&quot;Non-valid&quot;" calcext:base-cell-address="Business_Logic.G3"/>
            <calcext:condition calcext:apply-style-name="Sin título3" calcext:value="=&quot;Not Applicable&quot;" calcext:base-cell-address="Business_Logic.G3"/>
          </calcext:conditional-format>
          <calcext:conditional-format calcext:target-range-address="Business_Logic.G4:Business_Logic.G4">
            <calcext:condition calcext:apply-style-name="Sin título1" calcext:value="=&quot;Valid&quot;" calcext:base-cell-address="Business_Logic.G4"/>
            <calcext:condition calcext:apply-style-name="Sin título2" calcext:value="=&quot;Non-valid&quot;" calcext:base-cell-address="Business_Logic.G4"/>
            <calcext:condition calcext:apply-style-name="Sin título3" calcext:value="=&quot;Not Applicable&quot;" calcext:base-cell-address="Business_Logic.G4"/>
          </calcext:conditional-format>
          <calcext:conditional-format calcext:target-range-address="Business_Logic.G5:Business_Logic.G5">
            <calcext:condition calcext:apply-style-name="Sin título1" calcext:value="=&quot;Valid&quot;" calcext:base-cell-address="Business_Logic.G5"/>
            <calcext:condition calcext:apply-style-name="Sin título2" calcext:value="=&quot;Non-valid&quot;" calcext:base-cell-address="Business_Logic.G5"/>
            <calcext:condition calcext:apply-style-name="Sin título3" calcext:value="=&quot;Not Applicable&quot;" calcext:base-cell-address="Business_Logic.G5"/>
          </calcext:conditional-format>
          <calcext:conditional-format calcext:target-range-address="Business_Logic.G6:Business_Logic.G6">
            <calcext:condition calcext:apply-style-name="Sin título1" calcext:value="=&quot;Valid&quot;" calcext:base-cell-address="Business_Logic.G6"/>
            <calcext:condition calcext:apply-style-name="Sin título2" calcext:value="=&quot;Non-valid&quot;" calcext:base-cell-address="Business_Logic.G6"/>
            <calcext:condition calcext:apply-style-name="Sin título3" calcext:value="=&quot;Not Applicable&quot;" calcext:base-cell-address="Business_Logic.G6"/>
          </calcext:conditional-format>
          <calcext:conditional-format calcext:target-range-address="Business_Logic.G7:Business_Logic.G7">
            <calcext:condition calcext:apply-style-name="Sin título1" calcext:value="=&quot;Valid&quot;" calcext:base-cell-address="Business_Logic.G7"/>
            <calcext:condition calcext:apply-style-name="Sin título2" calcext:value="=&quot;Non-valid&quot;" calcext:base-cell-address="Business_Logic.G7"/>
            <calcext:condition calcext:apply-style-name="Sin título3" calcext:value="=&quot;Not Applicable&quot;" calcext:base-cell-address="Business_Logic.G7"/>
          </calcext:conditional-format>
          <calcext:conditional-format calcext:target-range-address="Business_Logic.G8:Business_Logic.G8">
            <calcext:condition calcext:apply-style-name="Sin título1" calcext:value="=&quot;Valid&quot;" calcext:base-cell-address="Business_Logic.G8"/>
            <calcext:condition calcext:apply-style-name="Sin título2" calcext:value="=&quot;Non-valid&quot;" calcext:base-cell-address="Business_Logic.G8"/>
            <calcext:condition calcext:apply-style-name="Sin título3" calcext:value="=&quot;Not Applicable&quot;" calcext:base-cell-address="Business_Logic.G8"/>
          </calcext:conditional-format>
          <calcext:conditional-format calcext:target-range-address="Business_Logic.G9:Business_Logic.G9">
            <calcext:condition calcext:apply-style-name="Sin título1" calcext:value="=&quot;Valid&quot;" calcext:base-cell-address="Business_Logic.G9"/>
            <calcext:condition calcext:apply-style-name="Sin título2" calcext:value="=&quot;Non-valid&quot;" calcext:base-cell-address="Business_Logic.G9"/>
            <calcext:condition calcext:apply-style-name="Sin título3" calcext:value="=&quot;Not Applicable&quot;" calcext:base-cell-address="Business_Logic.G9"/>
          </calcext:conditional-format>
        </calcext:conditional-formats>
      </table:table>
      <table:table table:name="Files_and_Resources"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 attack.</text:p>
          </table:table-cell>
          <table:table-cell table:style-name="ce303" table:content-validation-name="val1"/>
          <table:table-cell table:style-name="ce17"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304"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305" table:content-validation-name="val1"/>
          <table:table-cell table:style-name="ce17" table:number-columns-repeated="3"/>
          <table:table-cell table:number-columns-repeated="1014"/>
        </table:table-row>
        <table:table-row table:style-name="ro7">
          <table:table-cell table:style-name="ce26"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306"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with system or framework file and URL API to protect against path traversal.</text:p>
          </table:table-cell>
          <table:table-cell table:style-name="ce30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308"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RFI), which may also lead to SSRF.</text:p>
          </table:table-cell>
          <table:table-cell table:style-name="ce309"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310"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31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312"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313"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314" table:content-validation-name="val1"/>
          <table:table-cell table:style-name="ce17" table:number-columns-repeated="3"/>
          <table:table-cell table:number-columns-repeated="1014"/>
        </table:table-row>
        <table:table-row table:style-name="ro13">
          <table:table-cell table:style-name="ce26"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31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316" table:content-validation-name="val1"/>
          <table:table-cell table:style-name="ce17" table:number-columns-repeated="3"/>
          <table:table-cell table:number-columns-repeated="1014"/>
        </table:table-row>
        <table:table-row table:style-name="ro6">
          <table:table-cell table:style-name="ce26"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 whitelist of resources or systems to which the server can send requests or load data/files from.</text:p>
          </table:table-cell>
          <table:table-cell table:style-name="ce317" table:content-validation-name="val1"/>
          <table:table-cell table:style-name="ce17" table:number-columns-repeated="3"/>
          <table:table-cell table:number-columns-repeated="1014"/>
        </table:table-row>
        <table:table-row table:style-name="ro4" table:number-rows-repeated="11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Files_and_Resources.G2:Files_and_Resources.G2">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3:Files_and_Resources.G3">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4:Files_and_Resources.G4">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5:Files_and_Resources.G5">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6:Files_and_Resources.G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7:Files_and_Resources.G7">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8:Files_and_Resources.G8">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9:Files_and_Resources.G9">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0:Files_and_Resources.G10">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1:Files_and_Resources.G11">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2:Files_and_Resources.G12">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3:Files_and_Resources.G13">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4:Files_and_Resources.G14">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5:Files_and_Resources.G15">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 calcext:target-range-address="Files_and_Resources.G16:Files_and_Resources.G16">
            <calcext:condition calcext:apply-style-name="Sin título1" calcext:value="=&quot;Valid&quot;" calcext:base-cell-address="Business_Logic.G2"/>
            <calcext:condition calcext:apply-style-name="Sin título2" calcext:value="=&quot;Non-valid&quot;" calcext:base-cell-address="Business_Logic.G2"/>
            <calcext:condition calcext:apply-style-name="Sin título3" calcext:value="=&quot;Not Applicable&quot;" calcext:base-cell-address="Business_Logic.G2"/>
          </calcext:conditional-format>
        </calcext:conditional-formats>
      </table:table>
      <table:table table:name="Web_Services"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6">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318" table:content-validation-name="val1"/>
          <table:table-cell table:style-name="ce17" table:number-columns-repeated="3"/>
          <table:table-cell table:number-columns-repeated="1014"/>
        </table:table-row>
        <table:table-row table:style-name="ro7">
          <table:covered-table-cell table:style-name="ce26"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31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320"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321"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322"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323"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324"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32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9" calcext:value-type="float">
            <text:p>779</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32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327" table:content-validation-name="val1"/>
          <table:table-cell table:style-name="ce17" table:number-columns-repeated="3"/>
          <table:table-cell table:number-columns-repeated="1014"/>
        </table:table-row>
        <table:table-row table:style-name="ro12">
          <table:covered-table-cell table:style-name="ce26"/>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328"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329"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330"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331"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332" table:content-validation-name="val1"/>
          <table:table-cell table:style-name="ce17" table:number-columns-repeated="3"/>
          <table:table-cell table:number-columns-repeated="1014"/>
        </table:table-row>
        <table:table-row table:style-name="ro4" table:number-rows-repeated="117">
          <table:table-cell table:number-columns-repeated="3"/>
          <table:table-cell table:style-name="ce47" table:number-columns-repeated="2"/>
          <table:table-cell table:number-columns-repeated="1019"/>
        </table:table-row>
        <table:table-row table:style-name="ro4" table:number-rows-repeated="1048442">
          <table:table-cell table:number-columns-repeated="1024"/>
        </table:table-row>
        <table:table-row table:style-name="ro4">
          <table:table-cell table:number-columns-repeated="1024"/>
        </table:table-row>
        <calcext:conditional-formats>
          <calcext:conditional-format calcext:target-range-address="Web_Services.G2:Web_Services.G2">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3:Web_Services.G3">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4:Web_Services.G4">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5:Web_Services.G5">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6:Web_Services.G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7:Web_Services.G7">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8:Web_Services.G8">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9:Web_Services.G9">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0:Web_Services.G10">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1:Web_Services.G11">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2:Web_Services.G12">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3:Web_Services.G13">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4:Web_Services.G14">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5:Web_Services.G15">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 calcext:target-range-address="Web_Services.G16:Web_Services.G16">
            <calcext:condition calcext:apply-style-name="Sin título1" calcext:value="=&quot;Valid&quot;" calcext:base-cell-address="Files_and_Resources.G2"/>
            <calcext:condition calcext:apply-style-name="Sin título2" calcext:value="=&quot;Non-valid&quot;" calcext:base-cell-address="Files_and_Resources.G2"/>
            <calcext:condition calcext:apply-style-name="Sin título3" calcext:value="=&quot;Not Applicable&quot;" calcext:base-cell-address="Files_and_Resources.G2"/>
          </calcext:conditional-format>
        </calcext:conditional-formats>
      </table:table>
      <table:table table:name="Configuration"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15">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334" table:content-validation-name="val1"/>
          <table:table-cell table:style-name="ce17" table:number-columns-repeated="3"/>
          <table:table-cell table:number-columns-repeated="1014"/>
        </table:table-row>
        <table:table-row table:style-name="ro9">
          <table:covered-table-cell table:style-name="ce26"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33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336"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337"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338" table:content-validation-name="val1"/>
          <table:table-cell table:style-name="ce17" table:number-columns-repeated="3"/>
          <table:table-cell table:number-columns-repeated="1014"/>
        </table:table-row>
        <table:table-row table:style-name="ro9">
          <table:table-cell table:style-name="ce26"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339"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340"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714" calcext:value-type="float">
            <text:p>714</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341"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https://www.owasp.org/index.php/OWASP_Proactive_Controls#tab=Formal_Numbering))</text:p>
          </table:table-cell>
          <table:table-cell table:style-name="ce342" table:content-validation-name="val1"/>
          <table:table-cell table:style-name="ce17" table:number-columns-repeated="3"/>
          <table:table-cell table:number-columns-repeated="1014"/>
        </table:table-row>
        <table:table-row table:style-name="ro9">
          <table:covered-table-cell table:style-name="ce26"/>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https://www.owasp.org/index.php/OWASP_Proactive_Controls#tab=Formal_Numbering))</text:p>
          </table:table-cell>
          <table:table-cell table:style-name="ce343" table:content-validation-name="val1"/>
          <table:table-cell table:style-name="ce17" table:number-columns-repeated="3"/>
          <table:table-cell table:number-columns-repeated="1014"/>
        </table:table-row>
        <table:table-row table:style-name="ro13">
          <table:covered-table-cell table:style-name="ce26"/>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344" table:content-validation-name="val1"/>
          <table:table-cell table:style-name="ce17" table:number-columns-repeated="3"/>
          <table:table-cell table:number-columns-repeated="1014"/>
        </table:table-row>
        <table:table-row table:style-name="ro6">
          <table:table-cell table:style-name="ce26"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345"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346"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347"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 type header specifying a safe character set (e.g., UTF-8, ISO 8859-1).</text:p>
          </table:table-cell>
          <table:table-cell table:style-name="ce348" table:content-validation-name="val1"/>
          <table:table-cell table:style-name="ce17" table:number-columns-repeated="3"/>
          <table:table-cell table:number-columns-repeated="1014"/>
        </table:table-row>
        <table:table-row table:style-name="ro7">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or other appropriate filename for the content type).</text:p>
          </table:table-cell>
          <table:table-cell table:style-name="ce349"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v2) is in place that helps mitigate impact for XSS attacks like HTML, DOM, JSON, and JavaScript injection vulnerabilities.</text:p>
          </table:table-cell>
          <table:table-cell table:style-name="ce350" table:content-validation-name="val1"/>
          <table:table-cell table:style-name="ce17" table:number-columns-repeated="3"/>
          <table:table-cell table:number-columns-repeated="1014"/>
        </table:table-row>
        <table:table-row table:style-name="ro8">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X-Content-Type-Options: nosniff.</text:p>
          </table:table-cell>
          <table:table-cell table:style-name="ce351"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HTTP Strict Transport Security headers are included on all responses and for all subdomains, such as Strict-Transport-Security: max-age=15724800; includeSubdomains.</text:p>
          </table:table-cell>
          <table:table-cell table:style-name="ce352" table:content-validation-name="val1"/>
          <table:table-cell table:style-name="ce17" table:number-columns-repeated="3"/>
          <table:table-cell table:number-columns-repeated="1014"/>
        </table:table-row>
        <table:table-row table:style-name="ro7">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353" table:content-validation-name="val1"/>
          <table:table-cell table:style-name="ce17" table:number-columns-repeated="3"/>
          <table:table-cell table:number-columns-repeated="1014"/>
        </table:table-row>
        <table:table-row table:style-name="ro6">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a suitable X-Frame-Options or Content-Security-Policy: frame-ancestors header is in use for sites where content should not be embedded in a third-party site.</text:p>
          </table:table-cell>
          <table:table-cell table:style-name="ce354" table:content-validation-name="val1"/>
          <table:table-cell table:style-name="ce17" table:number-columns-repeated="3"/>
          <table:table-cell table:number-columns-repeated="1014"/>
        </table:table-row>
        <table:table-row table:style-name="ro7">
          <table:table-cell table:style-name="ce26"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 or API, including pre-flight OPTIONS.</text:p>
          </table:table-cell>
          <table:table-cell table:style-name="ce355" table:content-validation-name="val1"/>
          <table:table-cell table:style-name="ce17" table:number-columns-repeated="3"/>
          <table:table-cell table:number-columns-repeated="1014"/>
        </table:table-row>
        <table:table-row table:style-name="ro7">
          <table:covered-table-cell table:style-name="ce26"/>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356" table:content-validation-name="val1"/>
          <table:table-cell table:style-name="ce17" table:number-columns-repeated="3"/>
          <table:table-cell table:number-columns-repeated="1014"/>
        </table:table-row>
        <table:table-row table:style-name="ro6">
          <table:covered-table-cell table:style-name="ce26"/>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357" table:content-validation-name="val1"/>
          <table:table-cell table:style-name="ce17" table:number-columns-repeated="3"/>
          <table:table-cell table:number-columns-repeated="1014"/>
        </table:table-row>
        <table:table-row table:style-name="ro10">
          <table:covered-table-cell table:style-name="ce26"/>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358" table:content-validation-name="val1"/>
          <table:table-cell table:style-name="ce17" table:number-columns-repeated="3"/>
          <table:table-cell table:number-columns-repeated="1014"/>
        </table:table-row>
        <table:table-row table:style-name="ro4" table:number-rows-repeated="10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calcext:conditional-formats>
          <calcext:conditional-format calcext:target-range-address="Configuration.G2:Configuration.G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3:Configuration.G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4:Configuration.G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5:Configuration.G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6:Configuration.G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7:Configuration.G7">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8:Configuration.G8">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9:Configuration.G9">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0:Configuration.G10">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1:Configuration.G11">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2:Configuration.G1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3:Configuration.G1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4:Configuration.G1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5:Configuration.G1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6:Configuration.G1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7:Configuration.G17">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8:Configuration.G18">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19:Configuration.G19">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0:Configuration.G20">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1:Configuration.G21">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2:Configuration.G22">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3:Configuration.G23">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4:Configuration.G24">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5:Configuration.G25">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 calcext:target-range-address="Configuration.G26:Configuration.G26">
            <calcext:condition calcext:apply-style-name="Sin título1" calcext:value="=&quot;Valid&quot;" calcext:base-cell-address="Web_Services.G2"/>
            <calcext:condition calcext:apply-style-name="Sin título2" calcext:value="=&quot;Non-valid&quot;" calcext:base-cell-address="Web_Services.G2"/>
            <calcext:condition calcext:apply-style-name="Sin título3" calcext:value="=&quot;Not Applicable&quot;" calcext:base-cell-address="Web_Services.G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74pt" svg:stroke-color="#4a7ebb" svg:stroke-linecap="butt" draw:fill-color="#729fcf" fo:wrap-option="wrap" draw:shadow="visible" draw:shadow-offset-x="0pt" draw:shadow-offset-y="1.81pt"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style:style style:name="Sin_20_título1" style:display-name="Sin título1" style:family="table-cell" style:parent-style-name="Default">
      <style:table-cell-properties fo:background-color="#579835"/>
    </style:style>
    <style:style style:name="Sin_20_título2" style:display-name="Sin título2" style:family="table-cell" style:parent-style-name="Default">
      <style:table-cell-properties fo:background-color="#ce181e"/>
    </style:style>
    <style:style style:name="Sin_20_título3" style:display-name="Sin título3" style:family="table-cell" style:parent-style-name="Default">
      <style:table-cell-properties fo:background-color="#adc5e7"/>
    </style:style>
    <draw:gradient draw:name="a1" draw:style="linear" draw:start-color="#3f80cd" draw:end-color="#9bc1ff" draw:start-intensity="100%" draw:end-intensity="100%" draw:angle="1800" draw:border="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1" style:scale-to="100%"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style:page-layout style:name="Mpm4">
      <style:page-layout-properties fo:margin-top="56.69pt" fo:margin-bottom="56.69pt" fo:margin-left="56.69pt" fo:margin-right="56.69pt"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1">00/00/0000</text:date>, <text:time style:data-style-name="N2" text:time-value="09:48:41.72812938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c838ef25c16710f8838b1faec480ebba495259d0</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19-03-21T14:23:11.195721010</dc:date>
    <meta:editing-cycles>83</meta:editing-cycles>
    <meta:editing-duration>PT12H23M34S</meta:editing-duration>
    <meta:document-statistic meta:table-count="15" meta:cell-count="1490" meta:object-count="1"/>
    <meta:user-defined meta:name="Author">Batard Flor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24">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24">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654cm" xlink:href=".." xlink:type="simple" chart:class="chart:radar" chart:style-name="ch1">
        <chart:title svg:x="11.739cm" svg:y="0.449cm" chart:style-name="ch2">
          <text:p>Validity Percentage</text:p>
        </chart:title>
        <chart:legend chart:legend-position="end" svg:x="24.823cm" svg:y="7.554cm" style:legend-expansion="high" chart:style-name="ch3"/>
        <chart:plot-area chart:style-name="ch4" table:cell-range-address="ASVS_Results.A2:ASVS_Results.A15 ASVS_Results.D1:ASVS_Results.D15" chart:data-source-has-labels="both" svg:x="0.576cm" svg:y="1.779cm" svg:width="23.671cm" svg:height="13.562cm">
          <chartooo:coordinate-region svg:x="6.641cm" svg:y="3.028cm" svg:width="11.065cm" svg:height="11.065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7.2$Linux_X86_64 LibreOffice_project/c838ef25c16710f8838b1faec480ebba495259d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1" draw:style="linear" draw:start-color="#3f80cd" draw:end-color="#9bc1ff" draw:start-intensity="100%" draw:end-intensity="100%" draw:angle="1800" draw:border="0%"/>
    <draw:gradient draw:name="a2" draw:style="linear" draw:start-color="#3f80cd" draw:end-color="#9bc1ff" draw:start-intensity="100%" draw:end-intensity="100%" draw:angle="180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